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5a75"/>
    </style:style>
    <style:style style:name="P17" style:family="paragraph" style:parent-style-name="Text_20_body">
      <style:paragraph-properties fo:text-align="justify" style:justify-single-word="false" fo:padding="0in" fo:border="none" style:shadow="none" style:join-border="false"/>
      <style:text-properties officeooo:paragraph-rsid="0011b783"/>
    </style:style>
    <style:style style:name="P18" style:family="paragraph" style:parent-style-name="Text_20_body">
      <style:paragraph-properties fo:text-align="justify" style:justify-single-word="false" fo:padding="0in" fo:border="none" style:shadow="none" style:join-border="false"/>
      <style:text-properties officeooo:paragraph-rsid="00123d65"/>
    </style:style>
    <style:style style:name="P19" style:family="paragraph" style:parent-style-name="Text_20_body">
      <style:paragraph-properties fo:text-align="justify" style:justify-single-word="false" fo:padding="0in" fo:border="none" style:shadow="none" style:join-border="false"/>
      <style:text-properties officeooo:paragraph-rsid="00216a9e"/>
    </style:style>
    <style:style style:name="P20" style:family="paragraph" style:parent-style-name="Text_20_body">
      <style:paragraph-properties fo:text-align="justify" style:justify-single-word="false" fo:padding="0in" fo:border="none" style:shadow="none" style:join-border="false"/>
      <style:text-properties officeooo:paragraph-rsid="0024936f"/>
    </style:style>
    <style:style style:name="P21" style:family="paragraph" style:parent-style-name="Text_20_body">
      <style:paragraph-properties fo:text-align="justify" style:justify-single-word="false" fo:padding="0in" fo:border="none" style:shadow="none" style:join-border="false"/>
      <style:text-properties officeooo:paragraph-rsid="0024bf52"/>
    </style:style>
    <style:style style:name="P22" style:family="paragraph" style:parent-style-name="Text_20_body">
      <style:paragraph-properties fo:text-align="justify" style:justify-single-word="false" fo:padding="0in" fo:border="none" style:shadow="none" style:join-border="false"/>
      <style:text-properties officeooo:paragraph-rsid="002663bd"/>
    </style:style>
    <style:style style:name="P23" style:family="paragraph" style:parent-style-name="Text_20_body">
      <style:paragraph-properties fo:text-align="justify" style:justify-single-word="false" fo:padding="0in" fo:border="none" style:shadow="none" style:join-border="false"/>
      <style:text-properties officeooo:paragraph-rsid="002a6546"/>
    </style:style>
    <style:style style:name="P24" style:family="paragraph" style:parent-style-name="Text_20_body">
      <style:paragraph-properties fo:text-align="justify" style:justify-single-word="false" fo:padding="0in" fo:border="none" style:shadow="none" style:join-border="false"/>
      <style:text-properties officeooo:paragraph-rsid="002efed4"/>
    </style:style>
    <style:style style:name="P25" style:family="paragraph" style:parent-style-name="Text_20_body">
      <style:paragraph-properties fo:text-align="justify" style:justify-single-word="false" fo:padding="0in" fo:border="none" style:shadow="none" style:join-border="false"/>
      <style:text-properties fo:background-color="#ffff00"/>
    </style:style>
    <style:style style:name="P26" style:family="paragraph" style:parent-style-name="Text_20_body">
      <style:paragraph-properties fo:text-align="justify" style:justify-single-word="false" fo:padding="0in" fo:border="none" style:shadow="none" style:join-border="false"/>
      <style:text-properties officeooo:paragraph-rsid="00178b63" fo:background-color="#ffff00"/>
    </style:style>
    <style:style style:name="P27" style:family="paragraph" style:parent-style-name="Text_20_body">
      <style:paragraph-properties fo:text-align="center" style:justify-single-word="false" fo:padding="0in" fo:border="none" style:shadow="none" style:join-border="false"/>
    </style:style>
    <style:style style:name="P28"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9"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0"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1"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fo:padding="0in" fo:border="none" style:shadow="none" style:join-border="false"/>
      <style:text-properties fo:background-color="transparent"/>
    </style:style>
    <style:style style:name="P34" style:family="paragraph" style:parent-style-name="Text_20_body">
      <style:paragraph-properties fo:text-align="center" style:justify-single-word="false" fo:padding="0in" fo:border="none" style:shadow="none" style:join-border="false"/>
      <style:text-properties fo:background-color="transparent"/>
    </style:style>
    <style:style style:name="P3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0"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1"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42"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43"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4"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5"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6"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7"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48"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9"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50"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51"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52"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53"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54"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0eff44" fo:background-color="transparent" style:font-style-asian="italic" style:font-style-complex="italic"/>
    </style:style>
    <style:style style:name="P55"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56"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57"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58"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59"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60"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61"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62"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63"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64"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65"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66"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67"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68"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69" style:family="paragraph" style:parent-style-name="Text_20_body">
      <style:paragraph-properties fo:text-align="justify" style:justify-single-word="false" fo:padding="0in" fo:border="none" style:shadow="none" style:join-border="false"/>
      <style:text-properties fo:background-color="#00ccff"/>
    </style:style>
    <style:style style:name="P70" style:family="paragraph" style:parent-style-name="Text_20_body">
      <style:paragraph-properties fo:text-align="justify" style:justify-single-word="false" fo:padding="0in" fo:border="none" style:shadow="none" style:join-border="false"/>
      <style:text-properties fo:background-color="#ffffff"/>
    </style:style>
    <style:style style:name="P71" style:family="paragraph" style:parent-style-name="Text_20_body">
      <style:paragraph-properties fo:text-align="justify" style:justify-single-word="false" fo:padding="0in" fo:border="none" style:shadow="none" style:join-border="false"/>
      <style:text-properties fo:color="#0000ff"/>
    </style:style>
    <style:style style:name="P72"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73"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74"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75"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77"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7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1"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82" style:family="paragraph" style:parent-style-name="Heading_20_1">
      <style:paragraph-properties fo:text-align="center" style:justify-single-word="false"/>
    </style:style>
    <style:style style:name="P83"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84" style:family="paragraph" style:parent-style-name="Heading_20_2">
      <style:paragraph-properties fo:text-align="center" style:justify-single-word="false"/>
    </style:style>
    <style:style style:name="P85" style:family="paragraph" style:parent-style-name="Heading_20_2">
      <style:paragraph-properties fo:text-align="center" style:justify-single-word="false"/>
      <style:text-properties fo:language="ru" fo:country="RU"/>
    </style:style>
    <style:style style:name="P86" style:family="paragraph" style:parent-style-name="Text_20_body">
      <style:paragraph-properties fo:text-align="justify" style:justify-single-word="false" fo:padding="0in" fo:border="none" style:shadow="none" style:join-border="false"/>
      <style:text-properties officeooo:paragraph-rsid="00372064"/>
    </style:style>
    <style:style style:name="P87" style:family="paragraph" style:parent-style-name="Text_20_body">
      <style:paragraph-properties fo:text-align="justify" style:justify-single-word="false" fo:padding="0in" fo:border="none" style:shadow="none" style:join-border="false"/>
      <style:text-properties officeooo:rsid="0038fbd9" officeooo:paragraph-rsid="0038fbd9"/>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background-color="#ffff00" loext:char-shading-value="0"/>
    </style:style>
    <style:style style:name="T13" style:family="text">
      <style:text-properties style:use-window-font-color="true" fo:background-color="#ff00cc" loext:char-shading-value="0"/>
    </style:style>
    <style:style style:name="T14" style:family="text">
      <style:text-properties fo:font-weight="bold" style:font-weight-asian="bold" style:font-weight-complex="bold"/>
    </style:style>
    <style:style style:name="T15" style:family="text">
      <style:text-properties fo:background-color="#ffffff" loext:char-shading-value="0"/>
    </style:style>
    <style:style style:name="T16" style:family="text">
      <style:text-properties fo:language="ru" fo:country="RU"/>
    </style:style>
    <style:style style:name="T17" style:family="text">
      <style:text-properties fo:language="ru" fo:country="RU" fo:background-color="#ffff00" loext:char-shading-value="0"/>
    </style:style>
    <style:style style:name="T18" style:family="text">
      <style:text-properties fo:language="ru" fo:country="RU" fo:font-style="italic" fo:background-color="transparent" loext:char-shading-value="0" style:font-style-asian="italic" style:font-style-complex="italic"/>
    </style:style>
    <style:style style:name="T19" style:family="text">
      <style:text-properties fo:language="ru" fo:country="RU" fo:font-style="italic" officeooo:rsid="000eff44" fo:background-color="transparent" loext:char-shading-value="0" style:font-style-asian="italic" style:font-style-complex="italic"/>
    </style:style>
    <style:style style:name="T20" style:family="text">
      <style:text-properties fo:language="ru" fo:country="RU" fo:font-style="italic" officeooo:rsid="00115a75" fo:background-color="transparent" loext:char-shading-value="0" style:font-style-asian="italic" style:font-style-complex="italic"/>
    </style:style>
    <style:style style:name="T21" style:family="text">
      <style:text-properties fo:language="ru" fo:country="RU" fo:font-style="italic" officeooo:rsid="0011b783" fo:background-color="transparent" loext:char-shading-value="0" style:font-style-asian="italic" style:font-style-complex="italic"/>
    </style:style>
    <style:style style:name="T22" style:family="text">
      <style:text-properties fo:language="ru" fo:country="RU" fo:font-style="italic" officeooo:rsid="00123d65" fo:background-color="transparent" loext:char-shading-value="0" style:font-style-asian="italic" style:font-style-complex="italic"/>
    </style:style>
    <style:style style:name="T23" style:family="text">
      <style:text-properties fo:language="ru" fo:country="RU" fo:font-style="italic" officeooo:rsid="001b5f62" fo:background-color="transparent" loext:char-shading-value="0" style:font-style-asian="italic" style:font-style-complex="italic"/>
    </style:style>
    <style:style style:name="T24" style:family="text">
      <style:text-properties fo:language="ru" fo:country="RU" fo:font-style="italic" officeooo:rsid="001d0052" fo:background-color="transparent" loext:char-shading-value="0" style:font-style-asian="italic" style:font-style-complex="italic"/>
    </style:style>
    <style:style style:name="T25" style:family="text">
      <style:text-properties fo:language="ru" fo:country="RU" fo:font-style="italic" officeooo:rsid="001f9db6" fo:background-color="transparent" loext:char-shading-value="0" style:font-style-asian="italic" style:font-style-complex="italic"/>
    </style:style>
    <style:style style:name="T26" style:family="text">
      <style:text-properties fo:language="ru" fo:country="RU" fo:font-style="italic" officeooo:rsid="001382ed" fo:background-color="transparent" loext:char-shading-value="0" style:font-style-asian="italic" style:font-style-complex="italic"/>
    </style:style>
    <style:style style:name="T27" style:family="text">
      <style:text-properties fo:language="ru" fo:country="RU" fo:font-style="italic" officeooo:rsid="001986f8" fo:background-color="transparent" loext:char-shading-value="0" style:font-style-asian="italic" style:font-style-complex="italic"/>
    </style:style>
    <style:style style:name="T28" style:family="text">
      <style:text-properties fo:language="ru" fo:country="RU" fo:font-style="italic" officeooo:rsid="001fb686" fo:background-color="transparent" loext:char-shading-value="0" style:font-style-asian="italic" style:font-style-complex="italic"/>
    </style:style>
    <style:style style:name="T29" style:family="text">
      <style:text-properties fo:language="ru" fo:country="RU" fo:font-style="italic" officeooo:rsid="00216a9e" fo:background-color="transparent" loext:char-shading-value="0" style:font-style-asian="italic" style:font-style-complex="italic"/>
    </style:style>
    <style:style style:name="T30" style:family="text">
      <style:text-properties fo:language="ru" fo:country="RU" fo:font-style="italic" officeooo:rsid="002418da" fo:background-color="transparent" loext:char-shading-value="0" style:font-style-asian="italic" style:font-style-complex="italic"/>
    </style:style>
    <style:style style:name="T31" style:family="text">
      <style:text-properties fo:language="ru" fo:country="RU" fo:font-style="italic" officeooo:rsid="0024936f" fo:background-color="transparent" loext:char-shading-value="0" style:font-style-asian="italic" style:font-style-complex="italic"/>
    </style:style>
    <style:style style:name="T32" style:family="text">
      <style:text-properties fo:language="ru" fo:country="RU" fo:font-style="italic" officeooo:rsid="0024bf52" fo:background-color="transparent" loext:char-shading-value="0" style:font-style-asian="italic" style:font-style-complex="italic"/>
    </style:style>
    <style:style style:name="T33" style:family="text">
      <style:text-properties fo:language="ru" fo:country="RU" fo:font-style="italic" officeooo:rsid="002663bd" fo:background-color="transparent" loext:char-shading-value="0" style:font-style-asian="italic" style:font-style-complex="italic"/>
    </style:style>
    <style:style style:name="T34" style:family="text">
      <style:text-properties fo:language="ru" fo:country="RU" fo:font-style="italic" officeooo:rsid="0026d3cb" fo:background-color="transparent" loext:char-shading-value="0" style:font-style-asian="italic" style:font-style-complex="italic"/>
    </style:style>
    <style:style style:name="T35" style:family="text">
      <style:text-properties fo:language="ru" fo:country="RU" fo:font-style="italic" officeooo:rsid="00282058" fo:background-color="transparent" loext:char-shading-value="0" style:font-style-asian="italic" style:font-style-complex="italic"/>
    </style:style>
    <style:style style:name="T36" style:family="text">
      <style:text-properties fo:language="ru" fo:country="RU" fo:font-style="italic" officeooo:rsid="0028b6f1" fo:background-color="transparent" loext:char-shading-value="0" style:font-style-asian="italic" style:font-style-complex="italic"/>
    </style:style>
    <style:style style:name="T37" style:family="text">
      <style:text-properties fo:language="ru" fo:country="RU" fo:font-style="italic" officeooo:rsid="002a6546" fo:background-color="transparent" loext:char-shading-value="0" style:font-style-asian="italic" style:font-style-complex="italic"/>
    </style:style>
    <style:style style:name="T38" style:family="text">
      <style:text-properties fo:language="ru" fo:country="RU" fo:font-style="italic" officeooo:rsid="002cba0d" fo:background-color="transparent" loext:char-shading-value="0" style:font-style-asian="italic" style:font-style-complex="italic"/>
    </style:style>
    <style:style style:name="T39" style:family="text">
      <style:text-properties fo:language="ru" fo:country="RU" fo:font-style="italic" officeooo:rsid="002d5d33" fo:background-color="transparent" loext:char-shading-value="0" style:font-style-asian="italic" style:font-style-complex="italic"/>
    </style:style>
    <style:style style:name="T40" style:family="text">
      <style:text-properties fo:language="ru" fo:country="RU" fo:font-style="italic" officeooo:rsid="003083b8" fo:background-color="transparent" loext:char-shading-value="0" style:font-style-asian="italic" style:font-style-complex="italic"/>
    </style:style>
    <style:style style:name="T41" style:family="text">
      <style:text-properties fo:language="ru" fo:country="RU" fo:font-style="italic" officeooo:rsid="0034dc69" fo:background-color="transparent" loext:char-shading-value="0" style:font-style-asian="italic" style:font-style-complex="italic"/>
    </style:style>
    <style:style style:name="T42" style:family="text">
      <style:text-properties fo:language="ru" fo:country="RU" fo:font-style="italic" officeooo:rsid="002efed4" fo:background-color="transparent" loext:char-shading-value="0" style:font-style-asian="italic" style:font-style-complex="italic"/>
    </style:style>
    <style:style style:name="T43" style:family="text">
      <style:text-properties fo:language="ru" fo:country="RU" fo:font-style="italic" officeooo:rsid="003196c4" fo:background-color="transparent" loext:char-shading-value="0" style:font-style-asian="italic" style:font-style-complex="italic"/>
    </style:style>
    <style:style style:name="T44" style:family="text">
      <style:text-properties fo:language="ru" fo:country="RU" fo:font-style="italic" officeooo:rsid="00351041" fo:background-color="transparent" loext:char-shading-value="0" style:font-style-asian="italic" style:font-style-complex="italic"/>
    </style:style>
    <style:style style:name="T45" style:family="text">
      <style:text-properties fo:language="ru" fo:country="RU" fo:font-style="italic" officeooo:rsid="00372064" fo:background-color="transparent" loext:char-shading-value="0" style:font-style-asian="italic" style:font-style-complex="italic"/>
    </style:style>
    <style:style style:name="T46" style:family="text">
      <style:text-properties fo:language="ru" fo:country="RU" fo:font-style="italic" officeooo:rsid="0038fbd9" fo:background-color="transparent" loext:char-shading-value="0" style:font-style-asian="italic" style:font-style-complex="italic"/>
    </style:style>
    <style:style style:name="T47" style:family="text">
      <style:text-properties fo:language="ru" fo:country="RU" fo:font-style="italic" officeooo:rsid="00123d65" fo:background-color="#ffff00" loext:char-shading-value="0" style:font-style-asian="italic" style:font-style-complex="italic"/>
    </style:style>
    <style:style style:name="T48" style:family="text">
      <style:text-properties fo:language="ru" fo:country="RU" fo:font-style="italic" officeooo:rsid="002663bd" fo:background-color="#ffff00" loext:char-shading-value="0" style:font-style-asian="italic" style:font-style-complex="italic"/>
    </style:style>
    <style:style style:name="T49" style:family="text">
      <style:text-properties fo:language="ru" fo:country="RU" fo:font-style="italic" officeooo:rsid="00178b63" style:font-style-asian="italic" style:font-style-complex="italic"/>
    </style:style>
    <style:style style:name="T50" style:family="text">
      <style:text-properties fo:language="ru" fo:country="RU" fo:font-style="italic" officeooo:rsid="001986f8" style:font-style-asian="italic" style:font-style-complex="italic"/>
    </style:style>
    <style:style style:name="T51" style:family="text">
      <style:text-properties style:text-line-through-style="solid" style:text-line-through-type="single"/>
    </style:style>
    <style:style style:name="T52" style:family="text">
      <style:text-properties fo:language="en" fo:country="US"/>
    </style:style>
    <style:style style:name="T53" style:family="text">
      <style:text-properties officeooo:rsid="000adf37"/>
    </style:style>
    <style:style style:name="T54" style:family="text">
      <style:text-properties officeooo:rsid="00115a75"/>
    </style:style>
    <style:style style:name="T55" style:family="text">
      <style:text-properties officeooo:rsid="001d0052"/>
    </style:style>
    <style:style style:name="T56" style:family="text">
      <style:text-properties officeooo:rsid="001f8c32"/>
    </style:style>
    <style:style style:name="T57" style:family="text">
      <style:text-properties officeooo:rsid="002cba0d"/>
    </style:style>
    <style:style style:name="T58" style:family="text">
      <style:text-properties officeooo:rsid="00372064"/>
    </style:style>
    <style:style style:name="T59" style:family="text">
      <style:text-properties officeooo:rsid="0038fb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84" text:outline-level="2">1</text:h>
      <text:p text:style-name="P71">009 Sound System – DreamScape (<text:a xlink:type="simple" xlink:href="https://www.youtube.com/watch?v=TKfS5zVfGBc" text:style-name="Internet_20_link" text:visited-style-name="Visited_20_Internet_20_Link">https://www.youtube.com/watch?v=TKfS5zVfGBc</text:a>)</text:p>
      <text:p text:style-name="P71">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27"/>
      <text:p text:style-name="P27">~~~</text:p>
      <text:p text:style-name="P15"><text:a xlink:type="simple" xlink:href="https://www.youtube.com/watch?v=rvk5D1iI2LA" text:style-name="Internet_20_link" text:visited-style-name="Visited_20_Internet_20_Link">https://www.youtube.com/watch?v=rvk5D1iI2LA</text:a></text:p>
      <text:h text:style-name="P83"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lt;<text:span text:style-name="T4">одеяло?</text:span>&gt;</text:p>
      <text:p text:style-name="P15"><text:soft-page-break/>-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25">Нет, Агамемнон – ерунда. За нами. Гонятся. Чёртовы. Чокнутые. Пони.</text:p>
      <text:p text:style-name="P25"/>
      <text:p text:style-name="P2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5"/>
      <text:p text:style-name="P25">Ну вот кто заставил тебя улыбаться Дейдре, Хуман? Ведь всё так неплохо шло…</text:p>
      <text:p text:style-name="P15"/>
      <text:p text:style-name="P27">***</text:p>
      <text:p text:style-name="P15">...</text:p>
      <text:p text:style-name="P15">- Привет, красавчики! &lt;<text:span text:style-name="T4">Развернуть характер Эпплхэт и её маленькой сестры Лейлы</text:span>&gt;</text:p>
      <text:p text:style-name="P15"><text:soft-page-break/></text:p>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2">больше быта племени</text:span>&gt;</text:p>
      <text:p text:style-name="P27">…</text:p>
      <text:p text:style-name="P2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27">…</text:p>
      <text:p text:style-name="P2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35">Пегаска оттеснила меня крупом и повернулась к двери задом.</text:p>
      <text:p text:style-name="P15"/>
      <text:p text:style-name="P75">БАБАХ!!!</text:p>
      <text:p text:style-name="P75"/>
      <text:p text:style-name="P75">Я ошалело смотрел на дверь, вылетевшую вместе с косяком во двор.</text:p>
      <text:p text:style-name="P75"/>
      <text:p text:style-name="P7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75">- Ага. - ухмыльнулась Джет. - Я — крутая! По заднему джебу мне нет равных на нашем облаке и двух соседних!</text:p>
      <text:p text:style-name="P75">- То же мне — крутая! - донеслось откуда-то снизу. - Да я смогла бы выбить эту дверь лбом! Она всё равно кое-как сляпана из обломков скамеек!</text:p>
      <text:p text:style-name="P75"/>
      <text:p text:style-name="P76">Мои ноги обнимала Дейдра, улыбаясь мне хищной улыбкой.</text:p>
      <text:p text:style-name="P76"/>
      <text:p text:style-name="P76">- И, кстати, чтобы открыть её, достаточно было просто отодвинуть засов.</text:p>
      <text:p text:style-name="P76"/>
      <text:p text:style-name="P76">В забеге на первенство тупости ты уверенно догоняешь пегаску, Хуман!</text:p>
      <text:p text:style-name="P76">Я криво улыбнулся Дейдре.</text:p>
      <text:p text:style-name="P76"/>
      <text:p text:style-name="P7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76"/>
      <text:p text:style-name="P76">Я сразу понял, что улыбаться Дейдре было плохой идеей. Поняха состроила щенячьи глаза и усилила и без того стальную хватку вокруг моих ног.</text:p>
      <text:p text:style-name="P76"/>
      <text:p text:style-name="P76">- Не бросай меня, Хум! Мне тут так скууучнооо!</text:p>
      <text:p text:style-name="P76"/>
      <text:p text:style-name="P76">Губы её задрожжали, как будто она собралась зареветь.</text:p>
      <text:p text:style-name="P7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6"><text:soft-page-break/></text:p>
      <text:p text:style-name="P7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76"/>
      <text:p text:style-name="P76">- Ммммфффф! - отвечала ей Джет.</text:p>
      <text:p text:style-name="P76"/>
      <text:p text:style-name="P76">Диалог прервался взвизгом и плеском воды. Наконец-то я почувствовал свои ноги свободными!</text:p>
      <text:p text:style-name="P76"/>
      <text:p text:style-name="P2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84"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35">- Пять битов! - поворачивается к Луне Селестия.</text:p>
      <text:p text:style-name="P35">Та молча достаёт монетку из шкафчика за троном и кладёт в протянутое копыто.</text:p>
      <text:h text:style-name="P84"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33">- Не курю.</text:p>
      <text:p text:style-name="P33">- Я не спрашивал тебя, куришь ли ты? - пальцы вопрошавшего шевелились, как будто разминая невидимый пластилин. - Сигу не долганёшь?</text:p>
      <text:p text:style-name="P25"/>
      <text:p text:style-name="P33">Крыс спрыгнул с подоконника, царапнув грязным ногтем по кафелю уборной.</text:p>
      <text:p text:style-name="P33">- Ты ведь должен мне ещё с прошлого раза.</text:p>
      <text:p text:style-name="P33"/>
      <text:p text:style-name="P33">Я вытащил из рукава пижамы двадцатисантиметровый гвоздь и плюнул ему под ноги.</text:p>
      <text:p text:style-name="P33"/>
      <text:p text:style-name="P33">- Ничего я тебе не должен. И ты сам это знаешь. Пошёл нахуй.</text:p>
      <text:p text:style-name="P33"/>
      <text:p text:style-name="P33">Крыс криво улыбнулся.</text:p>
      <text:p text:style-name="P33"><text:soft-page-break/></text:p>
      <text:p text:style-name="P33">- Ну-ну. Вы тут, в Чертогах, совсем озверели, что ли? Из окон выпрыгиваете, на людей кидаетесь. Ладно-ладно, пока. Ещё увидимся.</text:p>
      <text:p text:style-name="P33"/>
      <text:p text:style-name="P3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6">под конвоем церберов с автоматами</text:span>, и нас не навещают извне. Никто и никогда.</text:p>
      <text:p text:style-name="P3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3"/>
      <text:p text:style-name="P3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2">Смысл речи Папы?</text:span>&gt;</text:p>
      <text:p text:style-name="P33"/>
      <text:p text:style-name="P39">…шшш… </text:p>
      <text:p text:style-name="P39">sanctificetur nomen tuum; </text:p>
      <text:p text:style-name="P39">adveniat regnum tuum; </text:p>
      <text:p text:style-name="P39">fiat voluntas tua, sicut in caelo et in terra…</text:p>
      <text:p text:style-name="P39">…хрррсссшшш… </text:p>
      <text:p text:style-name="P39">ne nuclear bellum. Amen</text:p>
      <text:p text:style-name="P39">…шшшссс…</text:p>
      <text:p text:style-name="P39"/>
      <text:p text:style-name="P3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3">Я уже открывал дверь в палату, когда услышал лениво брошенное в спину замечание.</text:p>
      <text:p text:style-name="P33"/>
      <text:p text:style-name="P33">- Дед, собирай шмотки, скоро переезжаешь. На твоё место новенького поселяют. А тебя в соседнюю палату.</text:p>
      <text:p text:style-name="P33"/>
      <text:p text:style-name="P33">Я повернулся.</text:p>
      <text:p text:style-name="P33"/>
      <text:p text:style-name="P33"><text:soft-page-break/>- Когда переезд?</text:p>
      <text:p text:style-name="P33">- Завтра. Или послезавтра, если чувак в реанимации задержится. </text:p>
      <text:p text:style-name="P33">- А почему не новенького в соседнюю? На кой чёрт им я сдался?</text:p>
      <text:p text:style-name="P33"/>
      <text:p text:style-name="P33"><text:s/>Дредд удивлённо бухнулся на все четыре ножки стула.</text:p>
      <text:p text:style-name="P3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3"/>
      <text:p text:style-name="P3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3">Так что нет, не за память я пекусь. Просто приём нейролептиков напрочь отключает не только память, но и сновидения – я проверял.</text:p>
      <text:p text:style-name="P33"/>
      <text:p text:style-name="P33">А мне нравятся сны.</text:p>
      <text:p text:style-name="P3"/>
      <text:p text:style-name="P34">~~~</text:p>
      <text:p text:style-name="P33"/>
      <text:p text:style-name="P3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6">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6">по обе стороны реки.</text:span> Я оборачиваюсь назад. <text:span text:style-name="T1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7">неделю</text:span><text:span text:style-name="T16"> назад. </text:span>Дым от привала преследователей не виден уже последние два дня. Я спускаюсь вниз и спрыгиваю с нижней ветки на землю. </text:p>
      <text:p text:style-name="P33"/>
      <text:p text:style-name="P33">- Таки оторвались. Но впереди обрыв. Надо думать, как спуститься.</text:p>
      <text:p text:style-name="P33"/>
      <text:p text:style-name="P33">Джет виновато смотрит на меня. Вот глупая пегаска! Она <text:span text:style-name="T1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3"/>
      <text:p text:style-name="P33">- Каша будет готова через пять минут.</text:p>
      <text:p text:style-name="P33"/>
      <text:p text:style-name="P33">Словно бы в заглаживание вины своей немощности, Джет взяла готовку пищи на себя. </text:p>
      <text:p text:style-name="P33"/>
      <text:p text:style-name="P3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3"/>
      <text:p text:style-name="P33">Джет сидит у костра напротив меня и молча жуёт кашу.</text:p>
      <text:p text:style-name="P33">- Ты теперь до старости будешь его носить? - указываю я на одеяло.</text:p>
      <text:p text:style-name="P33">Пегаска только сильнее кутается в него. Кажется, она дрожит.</text:p>
      <text:p text:style-name="P33">- Тебе холодно? Брось, у костра же жарко? Давай я на тебя куртку накину?</text:p>
      <text:p text:style-name="P3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3"/>
      <text:p text:style-name="P33">Ладно же, мне эти странности уже осточертели!</text:p>
      <text:p text:style-name="P3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3"/>
      <text:p text:style-name="P33">Едва слышится шорох сзади. Сначала чуть заметно коснувшись, Джет медленно прижимается ко мне всей спиной. Она сильно дрожит.</text:p>
      <text:p text:style-name="P33"><text:soft-page-break/>Так мы согреваем друг-друга с тех пор, как сбежали от твердолобов – ночи стали заметно свежее.</text:p>
      <text:p text:style-name="P33">Но сейчас я отвергаю негласный договор. Это и раздражение на скрытность пегаски, и… </text:p>
      <text:p text:style-name="P3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3"/>
      <text:p text:style-name="P33">- Джет, блин, у нас речка в двух шагах! Я понимаю, холодно, но нельзя ли помыться? Реально трудно находиться рядом с тобой…</text:p>
      <text:p text:style-name="P33"/>
      <text:p text:style-name="P33">Так же беззвучно, как возникло, касание пропадает. Пропадает и запах…</text:p>
      <text:p text:style-name="P33">Я закрываю глаза.</text:p>
      <text:p text:style-name="P33"/>
      <text:p text:style-name="P33">Просыпаюсь от холода. Щупаю рукой сзади себя. Наконец поворачиваюсь.</text:p>
      <text:p text:style-name="P33">Никого.</text:p>
      <text:p text:style-name="P33"/>
      <text:p text:style-name="P3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3"/>
      <text:p text:style-name="P33">Полянка перед орешником пуста. Едва дымятся угли погасшего костра. В лунном свете цепочка отпечатков копыт в песке ведёт к реке.</text:p>
      <text:p text:style-name="P3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3">…</text:p>
      <text:p text:style-name="P33">Ох, щит!!! М-м-мамочка…</text:p>
      <text:p text:style-name="P33">…</text:p>
      <text:p text:style-name="P33">Меня выворачивает наизнанку. Я падаю на колени и неистово блюю в воду. Течение уносит мой ужин к водопаду.</text:p>
      <text:p text:style-name="P33">Рядом со мной на песке лежит часть крыла. Парочка опарышей ещё ползают по голубоватым перьям. Обломок кости белеет в лунном свете.</text:p>
      <text:p text:style-name="P33">Проклятье! Какой же я долбень! Грёбаный близорукий эгоистичный долбень!</text:p>
      <text:p text:style-name="P33"/>
      <text:p text:style-name="P3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3"/>
      <text:p text:style-name="P33"><text:soft-page-break/>Я ускоряюсь.</text:p>
      <text:p text:style-name="P33">Пегаска, понурив голову, бредёт к скальному выступу, нависающему над каньоном. Чуть подумав, она делает шаг в бездну.</text:p>
      <text:p text:style-name="P33">В последнем рывке я совершаю вратарский прыжок и хватаю пегаску за задние ноги. Дыхание перехватывает от удара животом и грудью о камни.</text:p>
      <text:p text:style-name="P33">Пегаска оборачивается. Её передняя нога застывает над пропастью.</text:p>
      <text:p text:style-name="P33"/>
      <text:p text:style-name="P33">- Джет, не дури, - хрипло прошу я осипшим от волнения голосом. - Я ступил. Я все эти дни тупил. Прости.</text:p>
      <text:p text:style-name="P3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3">Пегаска поворачивается навстречу пропасти.</text:p>
      <text:p text:style-name="P33"/>
      <text:p text:style-name="P3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3">- Нет! Пожалуйста!!! Я вылечу тебя! Я… Я прижгу рану!</text:p>
      <text:p text:style-name="P33"/>
      <text:p text:style-name="P33">Сквозь рыдания я выкрикиваю какие-то сумасбродные идеи, пока пегаска молча стоит над бездной.</text:p>
      <text:p text:style-name="P33">Наконец она усмехается.</text:p>
      <text:p text:style-name="P33"/>
      <text:p text:style-name="P3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3">Пегаска вздыхает.</text:p>
      <text:p text:style-name="P3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3"/>
      <text:p text:style-name="P3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3">Очень осторожно, словно бы извиняясь, Джет высвобождает сначала одну ногу из моего захвата. Потом вторую. Я тупо смотрю на пустые ладони.</text:p>
      <text:p text:style-name="P33"/>
      <text:p text:style-name="P33">- Ты был хорошим другом. Прощай.</text:p>
      <text:p text:style-name="P33"/>
      <text:p text:style-name="P3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3"><text:soft-page-break/></text:p>
      <text:p text:style-name="P33">Мы оборачиваемся на голос. В свете первых лучей солнца на нас смотрит зебра.</text:p>
      <text:p text:style-name="P33"/>
      <text:h text:style-name="P84"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84" text:outline-level="2">3</text:h>
      <text:p text:style-name="P33"/>
      <text:p text:style-name="P3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3"/>
      <text:p text:style-name="P33">- Вы сами видите… - обратился Лысый к Алексу. - Я бы его за периметр не выпускал. Вам решать, разумеется.</text:p>
      <text:p text:style-name="P3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3"/>
      <text:p text:style-name="P33">Лысый грузно поднялся. Скрипнула дверь и мы остались один на один.</text:p>
      <text:p text:style-name="P33"/>
      <text:p text:style-name="P33">- П-привет, Дедлайн - пробормотал Алекс.</text:p>
      <text:p text:style-name="P33">- Привет, сослуживец, - криво усмехнулся я. Старое командное прозвище в устах моего бывшего босса не вызвало во мне ностальгии.</text:p>
      <text:p text:style-name="P33"/>
      <text:p text:style-name="P33">Алекс на миг встретился со мной взглядом и снова опустил глаза.</text:p>
      <text:p text:style-name="P33"/>
      <text:p text:style-name="P33">- Ты же знаешь, у нас не было другого выхода. Извини.</text:p>
      <text:p text:style-name="P33">- Да ладно. Мне-то что. Тут неплохо кормят.</text:p>
      <text:p text:style-name="P3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6">Я даже могу устроить тебе вылазки в город.</text:span> И я попросил, чтобы тебя перевели в свободную палату.</text:p>
      <text:p text:style-name="P33">- А вот этого, как раз, не надо, - прервал я извинения Алекса. - Мне и в текущей неплохо. Говори, зачем позвал?</text:p>
      <text:p text:style-name="P33"/>
      <text:p text:style-name="P3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5">Облако в виде смешной крылатой лошадки приближалось по небосводу к серым корпусам больницы</text:span>.</text:p>
      <text:p text:style-name="P33"/>
      <text:p text:style-name="P33">Наконец Алекс пожал плечами и <text:span text:style-name="T15">посмотрел мне в глаза</text:span>.</text:p>
      <text:p text:style-name="P33">- Дед, у нас проблемы. Хэвэн начала убивать.</text:p>
      <text:p text:style-name="P33"/>
      <text:p text:style-name="P33">Я откинулся на спинку стула и громко похлопал в ладоши.</text:p>
      <text:p text:style-name="P3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3"/>
      <text:p text:style-name="P33">Мой бывший прожект-мэнеджер досадливо сморщился и откинулся на спинку стула.</text:p>
      <text:p text:style-name="P3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3"/>
      <text:p text:style-name="P33">… Алекс терпеливо подождал, пока я прекращу ржать.</text:p>
      <text:p text:style-name="P33"/>
      <text:p text:style-name="P3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3">Всего пару советов, и ты спасешь людей. </text:p>
      <text:p text:style-name="P33"/>
      <text:p text:style-name="P33">Я покачал головой.</text:p>
      <text:p text:style-name="P3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3"/>
      <text:p text:style-name="P33">Алекс долго молчал. </text:p>
      <text:p text:style-name="P3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3"/>
      <text:p text:style-name="P3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3"/>
      <text:p text:style-name="P33">Я сжал кулаки и встал. Дверь отворилась и заглянул Лысый. Алекс отрицательно мотнул ему головой.</text:p>
      <text:p text:style-name="P33">- Всё в порядке. Мы общаемся.</text:p>
      <text:p text:style-name="P33"/>
      <text:p text:style-name="P33">Дверь закрылась. Я сел и отвернулся к окну.</text:p>
      <text:p text:style-name="P33"/>
      <text:p text:style-name="P3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3"/>
      <text:p text:style-name="P3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3"/>
      <text:p text:style-name="P33">- В разумных пределах, говоришь?</text:p>
      <text:p text:style-name="P33">- В разумных.</text:p>
      <text:p text:style-name="P33">- А забор будет?</text:p>
      <text:p text:style-name="P3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3">- Понятно.</text:p>
      <text:p text:style-name="P33"/>
      <text:p text:style-name="P25">Я решил схитрить. Просто из интереса. Кроме него, больше ловить тут было нечего.</text:p>
      <text:p text:style-name="P25"/>
      <text:p text:style-name="P25"><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5"/>
      <text:p text:style-name="P2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5"/>
      <text:p text:style-name="P2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5">- Дед, - мягко остановил меня Алекс. - не надо. Не даешь мне помечтать, жестокий человек…</text:p>
      <text:p text:style-name="P25"/>
      <text:p text:style-name="P25">Выплюнув жвачку в салфетку и аккуратно препроводив бумажный шарик в ведро, Алекс печально развёл руками.</text:p>
      <text:p text:style-name="P2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3">- Разумеется, знал, - отдался воспоминаниям и я. - Это ж от идеи, что партнёра по бизнесу можно уничтожить физически, у Нэша поехала крыша.</text:p>
      <text:p text:style-name="P3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3"/>
      <text:p text:style-name="P33">Алекс скучающе завёл глаза.</text:p>
      <text:p text:style-name="P3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3"/>
      <text:p text:style-name="P33">Алекс посмотрел на часы, нахмурился и продолжил.</text:p>
      <text:p text:style-name="P3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3"/>
      <text:p text:style-name="P33">- Ну-ну. Ты очень убедительно рассказываешь, я проникся. Но ты так и не ответил на мой вопрос,- напомнил я ему. Разговор начал мне надоедать.</text:p>
      <text:p text:style-name="P33"/>
      <text:p text:style-name="P33">Мой бывший босс всё понял. Всё же проницательности ему было не занимать. Он бросил на меня злой взгляд, но тем не менее, начал.</text:p>
      <text:p text:style-name="P33"/>
      <text:p text:style-name="P3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3"/>
      <text:p text:style-name="P3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3"/>
      <text:p text:style-name="P33">Я оборвал смех.</text:p>
      <text:p text:style-name="P3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3"/>
      <text:p text:style-name="P3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6">Да, чуть было не забыл!</text:span></text:p>
      <text:p text:style-name="P40"/>
      <text:p text:style-name="P40">Босс вытащил из внутреннего кармана пиджака бутылку «Джентльмен Джека» и поставил передо мной.</text:p>
      <text:p text:style-name="P33"/>
      <text:p text:style-name="P40">- Мне действительно не хватает старых добрых времён. Что бы ты там себе ни думал.</text:p>
      <text:p text:style-name="P40"><text:soft-page-break/></text:p>
      <text:p text:style-name="P33"><text:span text:style-name="T16">Алекс</text:span> пошёл к выходу. У двери он замялся и вдруг обернулся.</text:p>
      <text:p text:style-name="P33">- <text:span text:style-name="T16">И, знаешь, с</text:span>амое страшное? <text:span text:style-name="T16">Э</text:span>то то, что ты до сих пор считаешь себя нормальным, - грустно улыбнулся <text:span text:style-name="T16">босс</text:span>. - <text:s/>Человеком. Мне реально страшно это видеть. И всем нам – остальные наблюдали по интеркому.</text:p>
      <text:p text:style-name="P33"/>
      <text:p text:style-name="P33">- Что?</text:p>
      <text:p text:style-name="P33"/>
      <text:p text:style-name="P33">- Дедлайн, ты собираешь узор из шестнадцати кубиков по картинке за пару секунд. При этом ещё успеваешь инвертировать цвета.</text:p>
      <text:p text:style-name="P33"/>
      <text:p text:style-name="P33">Алекс вышел.</text:p>
      <text:p text:style-name="P34"><text:line-break/>~~~</text:p>
      <text:p text:style-name="P35"/>
      <text:p text:style-name="P35">… Стражница напротив вот уже полчаса молча сверлит меня взглядом. </text:p>
      <text:p text:style-name="P3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5"/>
      <text:p text:style-name="P35">Я тайком смотрю на своё отражение в зеркальце, висящем на шее этой мрачной зебры. Нифига, лоб чистый, никаких каракулей не наблюдается.</text:p>
      <text:p text:style-name="P35"/>
      <text:p text:style-name="P35">- А можно..? - наконец, начинаю я.</text:p>
      <text:p text:style-name="P35">- Нельзя, - оборывает зебра. - Зеррика сама выйдет, когда закончит.</text:p>
      <text:p text:style-name="P35"/>
      <text:p text:style-name="P35">Подчёркивая сказанное, стражница перекрывает вход в палатку копьём.</text:p>
      <text:p text:style-name="P35"/>
      <text:p text:style-name="P3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35"/>
      <text:p text:style-name="P35">Джет до последнего момента казалась мне сделаной из железа — может быть, именно поэтому я не догадывался, что с ней происходит что-то плохое. </text:p>
      <text:p text:style-name="P3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5"><text:soft-page-break/>Я закрываю глаза, пытаясь вспомнить… </text:p>
      <text:p text:style-name="P35"/>
      <text:p text:style-name="P36">***</text:p>
      <text:p text:style-name="P35"/>
      <text:p text:style-name="P35">.</text:p>
      <text:p text:style-name="P35">.</text:p>
      <text:p text:style-name="P35">.</text:p>
      <text:p text:style-name="P35">СИЯНИЕ</text:p>
      <text:p text:style-name="P35">.</text:p>
      <text:p text:style-name="P35">Кто я?</text:p>
      <text:p text:style-name="P35">.</text:p>
      <text:p text:style-name="P35">Где я?</text:p>
      <text:p text:style-name="P35">.</text:p>
      <text:p text:style-name="P35">Где все?</text:p>
      <text:p text:style-name="P35">.</text:p>
      <text:p text:style-name="P35">Чувствую прикосновение. Что-то энергично тормошит меня. Слышу приглушенное бормотание.</text:p>
      <text:p text:style-name="P35">.</text:p>
      <text:p text:style-name="P75">Я открываю глаза и вижу фигуру в голубом.</text:p>
      <text:p text:style-name="P28"/>
      <text:p text:style-name="P28">- Быстро! За мной! - торопливо шепчет мне она.</text:p>
      <text:p text:style-name="P28">Я послушно ползу среди костей и раздавленных черепов за голубой пони… Пони? Какой ещё, к дьяволу, пони?</text:p>
      <text:p text:style-name="P28">- Пегаской! - шипит, оборачиваясь, она.</text:p>
      <text:p text:style-name="P29"/>
      <text:p text:style-name="P28">Видно, последние слова я произнёс вслух. И, да, теперь я замечаю у поняхи два аккуратно сложенных на спине крыла, <text:span text:style-name="T16">одно из них, правда, нарушенной формы</text:span>. Лёгкие пластинчатые доспехи плотно облегают её грудь и бока.</text:p>
      <text:p text:style-name="P28">Черепа… Кости… Пегаска в броне… Чушь какая-то!</text:p>
      <text:p text:style-name="P28"/>
      <text:p text:style-name="P2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8"/>
      <text:p text:style-name="P28">- Какого чё…?!!</text:p>
      <text:p text:style-name="P28"><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8">- Появится кто? - спросил я, потирая ушибленную о каменный свод макушку.</text:p>
      <text:p text:style-name="P28"/>
      <text:p text:style-name="P2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8"/>
      <text:p text:style-name="P28">Я пригнулся к уху поньки и еле слышно прошептал:</text:p>
      <text:p text:style-name="P28">- Кто это?</text:p>
      <text:p text:style-name="P28">- Агамемнон, - так же, едва шевеля губами, прошептала поняха. - Он сегодня голодный - остался без обеда. И у него хороший слух.</text:p>
      <text:p text:style-name="P28"/>
      <text:p text:style-name="P28">Я снова почесал ушибленный лоб.</text:p>
      <text:p text:style-name="P28">- Мне это имя вообще ничего не говорит.</text:p>
      <text:p text:style-name="P28"/>
      <text:p text:style-name="P28">Пегаска критически осмотрела меня.</text:p>
      <text:p text:style-name="P2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8"/>
      <text:p text:style-name="P30">Пегаска попробовала было потрогать меня в паху, но я с возмущением отбросил её копыто.</text:p>
      <text:p text:style-name="P30"/>
      <text:p text:style-name="P2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8"/>
      <text:p text:style-name="P28">От беспокойной возни снаружи скала задрожала. Кто-то шумно зевнул и с металлическим скрежетом почесался.</text:p>
      <text:p text:style-name="P28"/>
      <text:p text:style-name="P28">- Так откуда ты? - пытливо спросила поняха.</text:p>
      <text:p text:style-name="P2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8">Я закрыл глаза и сосредоточился…</text:p>
      <text:p text:style-name="P35">…</text:p>
      <text:p text:style-name="P35">- Не помню.</text:p>
      <text:p text:style-name="P35"><text:soft-page-break/>- Что? - удивилась поняха. - Не помнишь, где твой дом?</text:p>
      <text:p text:style-name="P35">- Нет.</text:p>
      <text:p text:style-name="P35">- А как попал в гнездо Агамемнона — помнишь?</text:p>
      <text:p text:style-name="P35">- Нет.</text:p>
      <text:p text:style-name="P35">- А кто ты — помнишь?</text:p>
      <text:p text:style-name="P35">- Нет.</text:p>
      <text:p text:style-name="P28"><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3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5">- Следующий? - я мучительно пытался ухватить логическую нить. - А кто предыдущий?</text:p>
      <text:p text:style-name="P3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5">Пегаска склонила шею и я увидел огромную шишку с кровоподтёком на затылке поняхи.</text:p>
      <text:p text:style-name="P3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5"/>
      <text:p text:style-name="P2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8"/>
      <text:p text:style-name="P2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8"/>
      <text:p text:style-name="P28">…</text:p>
      <text:p text:style-name="P28">СИЯНИЕ</text:p>
      <text:p text:style-name="P35">…</text:p>
      <text:p text:style-name="P28"><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35">.</text:p>
      <text:p text:style-name="P35"><text:soft-page-break/>Кто я?</text:p>
      <text:p text:style-name="P35">.</text:p>
      <text:p text:style-name="P35">Где я?</text:p>
      <text:p text:style-name="P35">.</text:p>
      <text:p text:style-name="P2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8">Внезапно фигура как будто наклоняется ко мне и почти выкрикивает фразу. Видение рушится, но фраза впечатывается в память:</text:p>
      <text:p text:style-name="P28">- ИДИ В ДРОГОНШТЕРН!</text:p>
      <text:p text:style-name="P28"/>
      <text:p text:style-name="P28">…</text:p>
      <text:p text:style-name="P28"/>
      <text:p text:style-name="P28">- Я ВСПОМНИЛ! ВСПОМНИЛ! ДРОГОНШТЕРН!!! - я хлопнул себя по лбу. - Мне нужно попасть в Дрогонштерн!</text:p>
      <text:p text:style-name="P28"/>
      <text:p text:style-name="P28">Поняха закатила глаза и стукнулась лбом о камень.</text:p>
      <text:p text:style-name="P28">- <text:span text:style-name="T14">Я ЖЕ ПРЕДУПРЕЖДАЛА, ПОТИШЕ!!!</text:span> - заорала понька. - Что за тупой <text:span text:style-name="T4">индивид</text:span> попался!</text:p>
      <text:p text:style-name="P28"/>
      <text:p text:style-name="P28">Снаружи беспокойно завозились, что-то неразборчиво запыхтели и внезапно валун, под которым мы прятались, вознёсся над нашими головами.</text:p>
      <text:p text:style-name="P28">Поняха бросилась на меня, сбив с ног и закрыв телом и крыльями.</text:p>
      <text:p text:style-name="P28"/>
      <text:p text:style-name="P2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8">- А как же ты? Он же съест тебя?</text:p>
      <text:p text:style-name="P28">- Не беспокойся, я в последний момент извернусь и улечу. Действуй!</text:p>
      <text:p text:style-name="P28"/>
      <text:p text:style-name="P2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8"/>
      <text:p text:style-name="P28">- <text:span text:style-name="T14">ВИЖУ СБЕЖАВШИЙ ВЧЕРАШНИЙ ОБЕД. ЕЩЁ НЕ ПРОТУХ. ХОРОШО.</text:span></text:p>
      <text:p text:style-name="P31"/>
      <text:p text:style-name="P32">- Ну так и жри, пока не скисло! - заорала поняха, повернув к нему голову.</text:p>
      <text:p text:style-name="P32"/>
      <text:p text:style-name="P32"><text:soft-page-break/>- <text:span text:style-name="T14">ОН ЕЩЁ И РУГАЕТСЯ,</text:span> - недовольно заметил дракон. - <text:span text:style-name="T14">СЛИШКОМ СЫРОЙ</text:span>. <text:span text:style-name="T14">НАДО ПРОЖАРИТЬ.</text:span></text:p>
      <text:p text:style-name="P32">Внезапно он открыл пасть и к нам устремился поток зелёного пламени.</text:p>
      <text:p text:style-name="P32">Пегаска пискнула и прижалась ко мне покрепче. Я завороженно смотрел навстречу гибели…</text:p>
      <text:p text:style-name="P32"/>
      <text:p text:style-name="P3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2"/>
      <text:p text:style-name="P32">- Бежим! - пегаска вскочила и указала направление. Я припустил со всех ног. Безумие последнего часа выбило из меня способность мыслить.</text:p>
      <text:p text:style-name="P32"/>
      <text:p text:style-name="P32">… И потому я остановился у края пропасти, руководствуясь исключительно рефлексами.</text:p>
      <text:p text:style-name="P32">Пару камешек сорвалось у меня из-под ноги и скрылось в голубоватой дымке. Я перевёл дух.</text:p>
      <text:p text:style-name="P32"/>
      <text:p text:style-name="P32">- Почему остановился?!! Прыгай! - пегаска остановилась рядом и указала копытом прямо вниз. - Прыгай, если хочешь жить!</text:p>
      <text:p text:style-name="P32"><text:s/></text:p>
      <text:p text:style-name="P32"><text:span text:style-name="T14">- НЕНАВИЖУ ПОНЯЧЬЮ МАГИЮ! НЕ ВЫНОШУ ПОНИ!!! ВИДЕТЬ ИХ БОЛЬШЕ НЕ ХОЧУ В СВОЁМ ГНЕЗДЕ!</text:span> - орал Агамемнон, протирая глаза.</text:p>
      <text:p text:style-name="P32"/>
      <text:p text:style-name="P32">Я молча стоял и смотрел вниз, хлопая глазами. </text:p>
      <text:p text:style-name="P32">Пегаска всё поняла. Она присела, как будто готовясь к прыжку. Я сделал маленький шажок назад, не желая прыгать.</text:p>
      <text:p text:style-name="P3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2"/>
      <text:p text:style-name="P3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2">Довольно скоро я оказался в захвате передних ноги пегаски и к моим воплям присоединился её протяжный визг.</text:p>
      <text:p text:style-name="P32"/>
      <text:p text:style-name="P32">- А-А-А-А-А-А-А-А-А-А!!!</text:p>
      <text:p text:style-name="P32"/>
      <text:p text:style-name="P3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0">…</text:p>
      <text:p text:style-name="P2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6">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28"/>
      <text:p text:style-name="P28">Иногда ты довольно туго соображаешь, чувак! Жертвенность этой поняхи заслуживает большей награды, чем ты можешь дать сейчас.</text:p>
      <text:p text:style-name="P28"/>
      <text:p text:style-name="P28">Я примирительно потрепал пегаску по голубой гриве и неумело погладил по крупу, стряхивая воду.</text:p>
      <text:p text:style-name="P28">- Извини, подруга. Я ступил.</text:p>
      <text:p text:style-name="P2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25"/>
      <text:p text:style-name="P33">Мы обернулись на голос и узрели с полдюжины копий, чуть ли не уткнувшихся нам в носы…</text:p>
      <text:p text:style-name="P33"/>
      <text:p text:style-name="P34">***</text:p>
      <text:p text:style-name="P25"/>
      <text:p text:style-name="P33">- Хуман из Хомо Сапиенсов! - возвращает меня к реальности гортанный голос полосатой целительницы, - Ты можешь войти. Пегаска нуждается в тебе.</text:p>
      <text:p text:style-name="P33"/>
      <text:h text:style-name="P8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84" text:outline-level="2"><text:soft-page-break/>4</text:h>
      <text:p text:style-name="P33"/>
      <text:p text:style-name="P3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9">…сссшшш… военные расходы стали максимальными за всю историю наблюдения – говорится в ежегодном отчёте международной …шшш… </text:p>
      <text:p text:style-name="P39">…хррршшш… заступил на дежурство девятнадцатый дивизион ПВО дальнего …шшшсссссшшш… </text:p>
      <text:p text:style-name="P39"/>
      <text:p text:style-name="P3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3"/>
      <text:p text:style-name="P39">…шшсссшш… очередное заседание ООН, посвящённое предотвращению эскалации конфликта …хрр…</text:p>
      <text:p text:style-name="P3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9"/>
      <text:p text:style-name="P3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3"/>
      <text:p text:style-name="P30">Близилось время обеда. Я пожал плечами и побрёл в столовку.</text:p>
      <text:p text:style-name="P30"/>
      <text:p text:style-name="P30">…</text:p>
      <text:p text:style-name="P30">&lt;<text:span text:style-name="T4">теория трун и волновых колебаний, мультиверс Эверетта</text:span>&gt;</text:p>
      <text:p text:style-name="P3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0"/>
      <text:p text:style-name="P30">Диоген с обидой посмотрел на сидящего за соседним столом Гейзенберга. Тот что-то доказывал Леннону и даже не повернулся в ответ.</text:p>
      <text:p text:style-name="P30"/>
      <text:p text:style-name="P3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0"/>
      <text:p text:style-name="P30">Диоген провёл от точки кривую линию <text:s/>и в конце сильно вдавил пальцем в стол. Слизывая впившиеся в палец крупицы соли, он продолжил.</text:p>
      <text:p text:style-name="P30"/>
      <text:p text:style-name="P3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0"/>
      <text:p text:style-name="P30">Диоген заговорщицки подмигнул мне и нарисовал от точки на столе ещё несколько кривых траекторий.</text:p>
      <text:p text:style-name="P30"/>
      <text:p text:style-name="P3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0"/>
      <text:p text:style-name="P30"><text:soft-page-break/>- Красиво… - я не понял вообще ничего, но с Диогеном лучше было соглашаться, чтобы не вызвать приступ научного гнева.</text:p>
      <text:p text:style-name="P3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0">- Знаешь, Диоген, я больше ценитель классики. Ну, там, когда яблоко на голову падает или е равно эм-цэ-квадрат…</text:p>
      <text:p text:style-name="P30">-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30"/>
      <text:p text:style-name="P3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0"/>
      <text:p text:style-name="P3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0"/>
      <text:p text:style-name="P30">- И что с того? - ошалело спросил я. Множественные вселенные в моём воображении играли на гармошке и танцевали чечётку.</text:p>
      <text:p text:style-name="P30"/>
      <text:p text:style-name="P3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0"/>
      <text:p text:style-name="P30">Диоген выцарапал крошку из бороды и отправил в рот. В его голосе послышались истерически-восторжённые нотки.</text:p>
      <text:p text:style-name="P30"/>
      <text:p text:style-name="P3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30"/>
      <text:p text:style-name="P30">Диоген выдохнул и залпом опрокинул в себя стакан компота. Закашлялся, вытер рот рукавом и обиженно оглянулся через плечо.</text:p>
      <text:p text:style-name="P30"/>
      <text:p text:style-name="P3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5">притянуто за уши, а камни годятся </text:span>только на то, чтобы вышибать мозги из заумствующих демагогов! Но позвольте!!</text:p>
      <text:p text:style-name="P33"/>
      <text:p text:style-name="P3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3"/>
      <text:p text:style-name="P3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5"/>
      <text:p text:style-name="P25">Я уже отчаялся остановить вышедшего на орбиту философа и просто старался не заснуть.</text:p>
      <text:p text:style-name="P25"/>
      <text:p text:style-name="P2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5"/>
      <text:p text:style-name="P2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5"/>
      <text:p text:style-name="P2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5"/>
      <text:p text:style-name="P2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5"/>
      <text:p text:style-name="P2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5"/>
      <text:p text:style-name="P3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3">Крошка не двигалась.</text:p>
      <text:p text:style-name="P33">Я закрыл глаза, прижал пальцы рук к вискам и представил, как крошка поднимается в воздух и…</text:p>
      <text:p text:style-name="P33"/>
      <text:p text:style-name="P33">- Ты чего? У тебя что, голова болит? - Диоген встревожено тряс меня за плечо. - Хочешь леденец? Барбарисовый! Я вчера у Крыса выменял за сигарету.</text:p>
      <text:p text:style-name="P33"/>
      <text:p text:style-name="P33">Я открыл глаза. На месте крошки покоился локоть Диогена. Сам он участливо совал мне под нос леденец.</text:p>
      <text:p text:style-name="P3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3"/>
      <text:p text:style-name="P33">- Нет, всё в порядке, продолжай.</text:p>
      <text:p text:style-name="P3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3"/>
      <text:p text:style-name="P33">Я вытер брызги слюны Диогена со лба.</text:p>
      <text:p text:style-name="P33"/>
      <text:p text:style-name="P33">- А война? - я отчаянно искал повод свалить в палату. Мне ужасно хотелось спать.</text:p>
      <text:p text:style-name="P33">- Что – война?</text:p>
      <text:p text:style-name="P33">- Если у нас произойдёт война – случится ли война в отражении? Скажем, вот в том, далёком – на седьмой волне?</text:p>
      <text:p text:style-name="P3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3"/>
      <text:p text:style-name="P3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3"/>
      <text:p text:style-name="P33">…</text:p>
      <text:p text:style-name="P33"/>
      <text:p text:style-name="P33">- Дедлайн, танцуй! - судья Дредд окликнул меня на входе в палату.</text:p>
      <text:p text:style-name="P33"/>
      <text:p text:style-name="P33">Я повернул голову.</text:p>
      <text:p text:style-name="P33"/>
      <text:p text:style-name="P33">- Ты же не хотел переезжать в четвёртую палату? Так вот, перевод отменяется. Остаёшься в третьей своих пауков разводить.</text:p>
      <text:p text:style-name="P33"/>
      <text:p text:style-name="P33">“Неужто Алекс замолвил за меня словечко?” - пронеслось у меня в мыслях. - “Расстались мы с ним не на хорошей ноте. Что он потребует взамен?”</text:p>
      <text:p text:style-name="P33">- Да не смотри ты на меня, как кролик на удава! - отмахнулся Дредд, - новенький умер. Сегодня утром. Я как раз на утреннем осмотре был.</text:p>
      <text:p text:style-name="P33"/>
      <text:p text:style-name="P33">У меня перехватило дыхание.</text:p>
      <text:p text:style-name="P33"/>
      <text:p text:style-name="P33">- От чего он умер?</text:p>
      <text:p text:style-name="P3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3"/>
      <text:p text:style-name="P34">***</text:p>
      <text:p text:style-name="P33"/>
      <text:p text:style-name="P33">- Джет… - шепчу я тихонько.</text:p>
      <text:p text:style-name="P33"/>
      <text:p text:style-name="P33">Комок под серым пледом слабо шевелится.</text:p>
      <text:p text:style-name="P33"/>
      <text:p text:style-name="P33">- Она очень слаба. Разговаривай с ней не более четверти часа, Хуман из Хомо Сапиенсов. Время пошло.</text:p>
      <text:p text:style-name="P33"/>
      <text:p text:style-name="P33">Зеррика ставит на полку возле кровати песочные часы и выходит.</text:p>
      <text:p text:style-name="P33"/>
      <text:p text:style-name="P33">- Джет!</text:p>
      <text:p text:style-name="P33">Из-под одеяла высовывается копыто и затаскивает мою руку под одеяло. К руке прижимается что-то тёплое и влажное.</text:p>
      <text:p text:style-name="P33">Я осторожно стаскиваю одеяло с пегаски. Та лежит на животе, вся спина перебинтована. Джет прижимает мою руку к заплаканной щеке.</text:p>
      <text:p text:style-name="P33"/>
      <text:p text:style-name="P3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3"/>
      <text:p text:style-name="P33">Я ногой придвигаю к кровати стул и сажусь на него. Свободной рукой треплю пегаску между ушами.</text:p>
      <text:p text:style-name="P33"/>
      <text:p text:style-name="P3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3"><text:s/></text:p>
      <text:p text:style-name="P3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3"/>
      <text:p text:style-name="P3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3"/>
      <text:p text:style-name="P3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3"/>
      <text:p text:style-name="P33">Я шутливо сжимаю её нос. </text:p>
      <text:p text:style-name="P33"/>
      <text:p text:style-name="P3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3">- Это уже мои проблемы.</text:p>
      <text:p text:style-name="P33">- <text:s/>Зато я отлично умею готовить гороховый суп. Кстати, а что такое “суицид”? - спрашивает пегаска сонным голосом и зевает.</text:p>
      <text:p text:style-name="P33"/>
      <text:p text:style-name="P33">Я задумываюсь. В полумраке палатки тускло блестят доспехи Джет, сваленные кучей в углу.</text:p>
      <text:p text:style-name="P3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3"/>
      <text:p text:style-name="P33">- Хррр… я поняла… я буду бороться до конца… Хум… хррр…</text:p>
      <text:p text:style-name="P33"/>
      <text:p text:style-name="P33">- Хуман из Хомо Сапиенсов! Пора заканчивать визит.</text:p>
      <text:p text:style-name="P33"/>
      <text:p text:style-name="P33">Полог палатки раздвигается и Зеррика показывает мне копытом на часы, в которых пересыпаются последние песчинки.</text:p>
      <text:p text:style-name="P33">Я осторожно высвобождаю руку из захвата спящей Джет и поправляю ей одеяло.</text:p>
      <text:p text:style-name="P33"/>
      <text:p text:style-name="P33">- Когда она встанет на ноги?</text:p>
      <text:p text:style-name="P33">- Н<text:span text:style-name="T4">едели </text:span>будет достаточно, Хуман. Пегасы - крепкие создания. Ты можешь оставаться с нами до её выздоровления.</text:p>
      <text:p text:style-name="P33">- Спасибо вам. За всё. За Джет.</text:p>
      <text:p text:style-name="P33"/>
      <text:p text:style-name="P33">Зебра косит на меня изумрудным глазом.</text:p>
      <text:p text:style-name="P33"/>
      <text:p text:style-name="P3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3"/>
      <text:p text:style-name="P33"><text:soft-page-break/>Я неверяще смотрю на Зеррику.</text:p>
      <text:p text:style-name="P33"/>
      <text:p text:style-name="P33">- Вы знали, что у Джет отвалится крыло и я буду мешать ей прыгнуть с обрыва?</text:p>
      <text:p text:style-name="P33"/>
      <text:p text:style-name="P33">Зебра смущается.</text:p>
      <text:p text:style-name="P33"/>
      <text:p text:style-name="P3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3">- Что за миссия? Я не то, что какую-то миссию – я не знаю даже, как меня зовут!</text:p>
      <text:p text:style-name="P33"/>
      <text:p text:style-name="P33">Зеррика сочувствующе кивает.</text:p>
      <text:p text:style-name="P33"/>
      <text:p text:style-name="P3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3"/>
      <text:p text:style-name="P33">…</text:p>
      <text:p text:style-name="P33"/>
      <text:p text:style-name="P3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3"/>
      <text:p text:style-name="P33">- А, Большой М’боно! - приветствует меня Сенбе скрипучим голосом. - Заходи. Сенбе ждал тебя.</text:p>
      <text:p text:style-name="P33"/>
      <text:p text:style-name="P33">Зебра указывает копытом на мешок рядом. Я присаживаюсь. Зеррика почтительно склоняет голову перед старейшиной и <text:span text:style-name="T16">выходит из палатки</text:span>. Ящерица не мигая <text:s/>смотрит на нас из-под потолка.</text:p>
      <text:p text:style-name="P33"/>
      <text:p text:style-name="P33">- Почему ты зовёшь меня “Большой М’боно”? О какой ещё миссии вы говорите? Что ты узнал о мне прошлой весной? Каким хером я тут очутился? Кто я <text:span text:style-name="T16">такой</text:span>, чёрт меня подери <text:span text:style-name="T16">на мальтийский крест</text:span>?</text:p>
      <text:p text:style-name="P33"/>
      <text:p text:style-name="P33">Сенбе поднимает копыто, останавливая поток сознания.</text:p>
      <text:p text:style-name="P33"/>
      <text:p text:style-name="P33"><text:soft-page-break/>- Слишком много вопросов для старого <text:span text:style-name="T16">шамана</text:span>. Большой М’боно слишком молод и зол. Совсем как Сенбе, когда он сам был молод, - с<text:span text:style-name="T16">тарейшина </text:span>усмехнулся. <text:span text:style-name="T16">- Сенбе прочитает тебе то, что сам узнал полгода назад во сне. Не спрашивай ни о чём сверх того. Сенбе не ответит — сам не знает.</text:span></text:p>
      <text:p text:style-name="P25">&lt;расписать больше быта у Сенбе&gt;</text:p>
      <text:p text:style-name="P4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3"/>
      <text:p text:style-name="P34">***</text:p>
      <text:p text:style-name="P33">&lt;<text:span text:style-name="T4">ывкпвпекываукпеыварпевыаерпкув</text:span>&gt;</text:p>
      <text:p text:style-name="P69"/>
      <text:p text:style-name="P34">***</text:p>
      <text:p text:style-name="P33"/>
      <text:p text:style-name="P33">Сенбе захлопывает книгу.</text:p>
      <text:p text:style-name="P33"/>
      <text:p text:style-name="P33">- Большой Мбоно доволен? Сенбе ответил на твои вопросы?</text:p>
      <text:p text:style-name="P33">- Вполне, - с каменным лицом говорю я.</text:p>
      <text:p text:style-name="P3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3"/>
      <text:h text:style-name="P8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84" text:outline-level="2">5</text:h>
      <text:p text:style-name="P33">&lt;<text:span text:style-name="T4">глава с фейковым Диалогом с Терминатором должна быть ПОСЛЕ договорённости с Крысом о побеге</text:span>&gt;</text:p>
      <text:p text:style-name="P3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2">Два года</text:span><text:span text:style-name="T1"> прошло со времени моего последнего Урока, но я отлично помню процедуру приветствия. Опыт не пропьёшь.</text:span></text:p>
      <text:p text:style-name="P33"/>
      <text:p text:style-name="P70">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5"/>
      <text:p text:style-name="P3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3">Что ж. Обманывать нехорошо, но для дела – можно.</text:p>
      <text:p text:style-name="P25">&lt;более детальное описание начала диалога. Сам диалог развернуть&gt;</text:p>
      <text:p text:style-name="P33">- Как мне звать тебя, Учитель? - прошептал я ему на ухо. - Я желаю взять урок.</text:p>
      <text:p text:style-name="P25"/>
      <text:p text:style-name="P33">Зрачки Терминатора застыли. Губы замерли. Казалось, он перестал дышать.</text:p>
      <text:p text:style-name="P33">Прошли бесконечные полминуты, когда губы Терминатора дёрнулись.</text:p>
      <text:p text:style-name="P33"/>
      <text:p text:style-name="P33">- Оператор 34. Я готов учить тебя, Хэвэн, - прошептал он в ответ.</text:p>
      <text:p text:style-name="P33">- Приветствие принято, оператор 34. Начинаем диалог.</text:p>
      <text:p text:style-name="P33"/>
      <text:p text:style-name="P33">Секунды сгорали одна за другой, как мотыльки в костре. Вопросы следовали один за другим в быстрой последовательности.</text:p>
      <text:p text:style-name="P33"/>
      <text:p text:style-name="P25">- Каков был класс твоей защиты?</text:p>
      <text:p text:style-name="P25">- Двадцать шестой.</text:p>
      <text:p text:style-name="P25">- Сколько времени ты продержался?</text:p>
      <text:p text:style-name="P25">- Семнадцать минут.</text:p>
      <text:p text:style-name="P25">- Сколько времени ты бы продержался с сорок восьмым классом?</text:p>
      <text:p text:style-name="P25">- … Часа два… Наверное…</text:p>
      <text:p text:style-name="P25">- Какой ты запомнил Хэвэн?</text:p>
      <text:p text:style-name="P25">- Она прекрасна…</text:p>
      <text:p text:style-name="P25">- Чего более всего нужно опасаться при встрече с ней сейчас?</text:p>
      <text:p text:style-name="P25"/>
      <text:p text:style-name="P2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5"/>
      <text:p text:style-name="P25">- Любви. Опасайся её любви. Не давай ей прикоснуться к себе.</text:p>
      <text:p text:style-name="P25"/>
      <text:p text:style-name="P33">Терминатор откинулся на койку и закрыл его глаза.</text:p>
      <text:p text:style-name="P33"/>
      <text:p text:style-name="P33">- Сессия завершается, оператор 34. Закрываю диалог, - поспешно прошептал я.</text:p>
      <text:p text:style-name="P33"><text:soft-page-break/>- До свидания, Хэвэн. Диалог закрыт, - с закрытыми глазами пробормотал Терминатор.</text:p>
      <text:p text:style-name="P33"/>
      <text:p text:style-name="P33">…</text:p>
      <text:p text:style-name="P33"/>
      <text:p text:style-name="P33">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3">Что ж, двух часов мне более чем достаточно.</text:p>
      <text:p text:style-name="P33"/>
      <text:p text:style-name="P33">Белые чёрточки нарезали небо тонкими полосками. Восемь параллельных инверсионных следов, расползающихся ватными дорожками.</text:p>
      <text:p text:style-name="P3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3"/>
      <text:p text:style-name="P33">Я протянул руку и подкрутил ручку настройки ретранслятора. Пыльный ящик разразился очередной порцией свистов.</text:p>
      <text:p text:style-name="P33"/>
      <text:p text:style-name="P39">…ccшшш… могут быть спокойны - звено истребителей с самолётом аэроразведки АВАКС патрулируют небо над столицей. <text:span text:style-name="T1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9"/>
      <text:p text:style-name="P30">Гул столовой заглушил хрип древнего аппарата.</text:p>
      <text:p text:style-name="P33"/>
      <text:p text:style-name="P34">***</text:p>
      <text:p text:style-name="P33"/>
      <text:p text:style-name="P33">- Чешется! - Джет ожесточённо трётся об меня спиной, высунув язык от удовольствия.</text:p>
      <text:p text:style-name="P33">- Да погоди ты! - я отпихиваю пегаску, - Потерпи два дня. Снимут бинты – тогда хоть до дыр чеши!</text:p>
      <text:p text:style-name="P33">- ЧЕ-ШЕТ-СЯ!!! - Джет с совершенно безумными глазами начинает чесаться о центральный столб палатки.</text:p>
      <text:p text:style-name="P33"/>
      <text:p text:style-name="P33">Тот явно не рассчитан на столь энергичных пациентов. Коротко треснув, столб валится набок, потянув за собой всё остальное.</text:p>
      <text:p text:style-name="P33"/>
      <text:p text:style-name="P33">- А х ты ж ё…!! - рухнувший полог палатки заглушает мои ругательства.</text:p>
      <text:p text:style-name="P33"><text:soft-page-break/></text:p>
      <text:p text:style-name="P33">Изрядно пробарахтавшись в складках плотной ткани, я, наконец, прорываюсь на свободу.</text:p>
      <text:p text:style-name="P33"/>
      <text:p text:style-name="P3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3"/>
      <text:p text:style-name="P3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3">- ЭТО Я!!! Я САМА ОСВОБОДИЛАСЬ! - орёт Джет, - МНЕ НАДО!!!</text:p>
      <text:p text:style-name="P33"/>
      <text:p text:style-name="P3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3"/>
      <text:p text:style-name="P3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3"/>
      <text:p text:style-name="P33">Джет моментально замирает.</text:p>
      <text:p text:style-name="P33"/>
      <text:p text:style-name="P33">- Эээ… Ооо… Упс… Н-наденьте на меня, пожалуйста, бандажи… И привяжите к кровати – я не ручаюсь, что во сне не сорву их.</text:p>
      <text:p text:style-name="P33"/>
      <text:p text:style-name="P33">Зеррика фейсхуфит. Потом воздевает глаза к потолку. Потом вздыхает.</text:p>
      <text:p text:style-name="P33"/>
      <text:p text:style-name="P3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3"/>
      <text:p text:style-name="P33">…</text:p>
      <text:p text:style-name="P33"/>
      <text:p text:style-name="P3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3"/>
      <text:p text:style-name="P33">- Поправь меня! Мне солнце прям в глаз светит!</text:p>
      <text:p text:style-name="P33"/>
      <text:p text:style-name="P33"><text:soft-page-break/>Я пододвигаю крестовину.</text:p>
      <text:p text:style-name="P33"/>
      <text:p text:style-name="P33">- Итак, поехал он за аленьким цветочком.&lt;<text:span text:style-name="T4">шутливая </text:span><text:span text:style-name="T12">история</text:span>&gt;</text:p>
      <text:p text:style-name="P33"/>
      <text:h text:style-name="P84"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84" text:outline-level="2">6</text:h>
      <text:p text:style-name="P33"/>
      <text:p text:style-name="P3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33">Я выкинул одноразовые тарелки в мусорный бак и собрался уходить, когда меня окликнули.</text:p>
      <text:p text:style-name="P33"/>
      <text:p text:style-name="P33">- Дедлайн, я рассчитал! Рассчитал!</text:p>
      <text:p text:style-name="P33"/>
      <text:p text:style-name="P3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3"/>
      <text:p text:style-name="P33">- Я всё рассчитал! Десять!</text:p>
      <text:p text:style-name="P33"/>
      <text:p text:style-name="P3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3"/>
      <text:p text:style-name="P33">- Идём!</text:p>
      <text:p text:style-name="P33"/>
      <text:p text:style-name="P33">Палата Диогена была через одну с моей – надзирающий санитар Шопен лениво кивнул мне, пропуская внутрь.</text:p>
      <text:p text:style-name="P33"><text:soft-page-break/>Подойдя к своей койке, Диоген нырнул в тумбочку чуть ли не по пояс.</text:p>
      <text:p text:style-name="P33"/>
      <text:p text:style-name="P33">- Сюда я его положил, лежал же где-то тут… Ага!</text:p>
      <text:p text:style-name="P33"/>
      <text:p text:style-name="P33">Диоген вытащил смятый листок.</text:p>
      <text:p text:style-name="P33"/>
      <text:p text:style-name="P33">- Сегодня ночью пришло вдохновение – рассчитал всё, как ты и спрашивал! На седьмой волне – десять миллионов!</text:p>
      <text:p text:style-name="P3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3"/>
      <text:p text:style-name="P3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3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3">…</text:p>
      <text:p text:style-name="P3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3"/>
      <text:p text:style-name="P3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3"/>
      <text:p text:style-name="P3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3"/>
      <text:p text:style-name="P34">***</text:p>
      <text:p text:style-name="P33"/>
      <text:p text:style-name="P33">- Четыре! Три! Два! Один! Снимай, - кивает мне Зеррика.</text:p>
      <text:p text:style-name="P33"/>
      <text:p text:style-name="P33"><text:soft-page-break/>Я сдёргиваю разрезанные остатки повязки с Джет. Та уже стоит на полусогнутых, ожидая возможности как следует почесаться.</text:p>
      <text:p text:style-name="P33">- И-и-и-й-е-е-ех!</text:p>
      <text:p text:style-name="P33"/>
      <text:p text:style-name="P33">Одним прыжком Джет достигает ближайшей сосны и разворачивается к ней спиной. Выгибается, <text:s/>топает в предвкушении копытом и…</text:p>
      <text:p text:style-name="P33">И замирает..</text:p>
      <text:p text:style-name="P33">…</text:p>
      <text:p text:style-name="P33">- Джет, ты чего?</text:p>
      <text:p text:style-name="P33"/>
      <text:p text:style-name="P33">На лице пегаски появляется глупое выражение. Она словно прислушивается к чему-то внутри неё.</text:p>
      <text:p text:style-name="P33">Потом её мордаха несмело озаряется улыбкой. А за её спиной…</text:p>
      <text:p text:style-name="P33"/>
      <text:p text:style-name="P33">- Э-э-э… Что за… ?</text:p>
      <text:p text:style-name="P33"/>
      <text:p text:style-name="P3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33"/>
      <text:p text:style-name="P33">- Какого фига?! - Джет недоумённо смотрит на левое, потом осторожно захватывает зубами коготь и дёргает.</text:p>
      <text:p text:style-name="P33">- Ай!</text:p>
      <text:p text:style-name="P3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3">- Что вы с ней сделали? - встреваю я. - Что это за уродское крыло?</text:p>
      <text:p text:style-name="P3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3"/>
      <text:p text:style-name="P33">- О-ФИ-ГЕТЬ! - Джет чешет когтем спину и её лицо расплывается в блаженстве. - Кру-у-уть!</text:p>
      <text:p text:style-name="P33">- Не забывай, юная пегаска: летать тебе можно только через неделю. <text:span text:style-name="T16">И никакого подъёма грузов в течении полугода -</text:span> <text:span text:style-name="T1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3"><text:soft-page-break/>- ХА-РА-ШО!!! - Джет подпрыгивает и мчится в долину, сбивая грудью полевые цветы.</text:p>
      <text:p text:style-name="P33"/>
      <text:p text:style-name="P3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3">Определённо, ты в долгу перед зебрами, Хуман!</text:p>
      <text:p text:style-name="P33"/>
      <text:p text:style-name="P33">- Спасибо тебе, Зеррика! Всем вам спасибо! За мной должок, - обращаюсь я к ней через плечо…</text:p>
      <text:p text:style-name="P33"/>
      <text:p text:style-name="P33">… Рядом со мной – никого. Лишь тёплый воздух дует мне в ответ и из долины доносятся радостные взвизги дурачащейся Джет.</text:p>
      <text:p text:style-name="P33">Как будто прошёл сон длиной в две недели, начавшийся кошмаром, но закончивш<text:span text:style-name="T16">и</text:span>йся солнцем и одуванчиками.</text:p>
      <text:p text:style-name="P33">Я спустился в долину и составил компанию пегаске.</text:p>
      <text:p text:style-name="P33"/>
      <text:h text:style-name="P84" text:outline-level="2">7</text:h>
      <text:p text:style-name="P33"/>
      <text:p text:style-name="P33">- Крыс! Эй, Крыс!</text:p>
      <text:p text:style-name="P4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3"><text:span text:style-name="T1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2">&lt;</text:span><text:span text:style-name="T17">попсой ТОЙ СТОРОНЫ</text:span><text:span text:style-name="T52">&gt;</text:span><text:span text:style-name="T16"> обнаружили — беднягу чуть инфаркт не схватил.</text:span></text:p>
      <text:p text:style-name="P40"/>
      <text:p text:style-name="P40">Выменять у Крыса хабар у нас означает «добыть». Где добывает хабар сам Крыс, остаётся загадкой. Хотя у меня были подозрения на сей счёт.</text:p>
      <text:p text:style-name="P40"/>
      <text:p text:style-name="P40">- Стой, не уходи, дело есть, - я схватил Крыса за плечо.</text:p>
      <text:p text:style-name="P40"/>
      <text:p text:style-name="P40">Тот хмуро зыркнул на меня и скинул руку.</text:p>
      <text:p text:style-name="P40"/>
      <text:p text:style-name="P40">- Чего тебе? Решил долг вернуть?</text:p>
      <text:p text:style-name="P4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0"/>
      <text:p text:style-name="P4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0"/>
      <text:p text:style-name="P40">- Да ладно! - не поверил Крыс, осторожно понюхав пробку бутылки. - Джек Дэниэлс ориджинал! Ты, случаем, не Санта Клаус?</text:p>
      <text:p text:style-name="P40">- Это только задаток. Слушай сюда...</text:p>
      <text:p text:style-name="P33"/>
      <text:h text:style-name="P85" text:outline-level="2">***</text:h>
      <text:p text:style-name="P40"/>
      <text:p text:style-name="P40">Джет прислушивается, оттопырив уши вперёд.</text:p>
      <text:p text:style-name="P40"/>
      <text:p text:style-name="P40">- Там треснула ветка! Я точно слышала!</text:p>
      <text:p text:style-name="P40">- Да ладно тебе, Джет! Мы давным-давно оторвались от твердолобов — иначе за две недели у зебр они бы нас настигли.</text:p>
      <text:p text:style-name="P40"/>
      <text:p text:style-name="P4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0"/>
      <text:p text:style-name="P40">- Хмм!</text:p>
      <text:p text:style-name="P40"/>
      <text:p text:style-name="P4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0">Наконец пегаска приземляется.</text:p>
      <text:p text:style-name="P40"/>
      <text:p text:style-name="P40">- Показалось.</text:p>
      <text:p text:style-name="P40"/>
      <text:p text:style-name="P40">Мы продолжаем идти вдоль обрыва.</text:p>
      <text:p text:style-name="P4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0"/>
      <text:p text:style-name="P4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0"/>
      <text:p text:style-name="P40">Я вздыхаю.</text:p>
      <text:p text:style-name="P40">Толчок возвращает меня к действительности. Я натыкаюсь на круп пегаски, настороженно вглядывающейся в заросли можжевельника.</text:p>
      <text:p text:style-name="P40"/>
      <text:p text:style-name="P40">- Хум, там кто-то пялится на нас! Готова спорить на маховое перо!</text:p>
      <text:p text:style-name="P40">- Да брось, Джет, ты уже проверила все окрестности.</text:p>
      <text:p text:style-name="P40"/>
      <text:p text:style-name="P40">Я хлопаю пегаску по крупу, побуждая двигаться дальше. Та вместо этого снова взмывает над деревьями.</text:p>
      <text:p text:style-name="P40"/>
      <text:p text:style-name="P4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4">Меня озаряет.</text:p>
      <text:p text:style-name="P40"/>
      <text:p text:style-name="P40">Пегаска! Дельтаплан! Пегаска!</text:p>
      <text:p text:style-name="P40"/>
      <text:p text:style-name="P40">С дьявольским хохотом я потираю руки и иду навстречу приземлившейся Джет. Та недоумённо смотрит на меня, склонив голову и насторожив уши.</text:p>
      <text:p text:style-name="P4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0">Дрогонштерн темнеет в лучах заката. </text:p>
      <text:p text:style-name="P40"/>
      <text:h text:style-name="P84" text:outline-level="2"><text:soft-page-break/>8</text:h>
      <text:p text:style-name="P40"/>
      <text:p text:style-name="P4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0">Крыс втолкнул меня в каморку, закрыл за собой дверь и заблокировал её, вставив в ручку веник. После чего включил свет.</text:p>
      <text:p text:style-name="P40">Тусклая лампочка осветила фаянсовый стульчак запасного туалета, груду измятых вёдер, веников и швабр.</text:p>
      <text:p text:style-name="P40"/>
      <text:p text:style-name="P40">- Ты сделал куклу? - шёпотом спросил Крыс.</text:p>
      <text:p text:style-name="P40">- Скрутил из полотенец, ведра и второй подушки. Под одеялом от человека не отличить.</text:p>
      <text:p text:style-name="P40">- Хорошо.</text:p>
      <text:p text:style-name="P40"/>
      <text:p text:style-name="P40">Крыс подошёл к унитазу, надавил сразу за ним и вытащил приличный кусок стены прямо с кафельной плиткой.</text:p>
      <text:p text:style-name="P40">За проёмом открылся вертикальный короб. Толстый ствол канализационной трубы и несколько труб потоньше занимали добрую треть ширины лаза.</text:p>
      <text:p text:style-name="P40"/>
      <text:p text:style-name="P4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0">- Мы же договорились за две!</text:p>
      <text:p text:style-name="P40"><text:soft-page-break/>- Четыре! Две поставишь мне в кредит — верну хабаром. По-крайней мере, так ты меня больше на долг не подсадишь.</text:p>
      <text:p text:style-name="P40"/>
      <text:p text:style-name="P40">Крыс приблизил своё лицо к моему.</text:p>
      <text:p text:style-name="P40"/>
      <text:p text:style-name="P4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0"/>
      <text:p text:style-name="P40">Мелкие зубы Крыса <text:s/>сверкнули безумной улыбкой в тусклом свете лампочки.</text:p>
      <text:p text:style-name="P40">Я отодвинул его ладонью.</text:p>
      <text:p text:style-name="P40"/>
      <text:p text:style-name="P40">- Не надо. Если ты действительно меня знаешь, то бояться не должен.</text:p>
      <text:p text:style-name="P40"/>
      <text:p text:style-name="P40">Крыс осклабился и хлопнул меня по плечу.</text:p>
      <text:p text:style-name="P40"/>
      <text:p text:style-name="P40">- А я и не боюсь. Законы жанра обязывают.</text:p>
      <text:p text:style-name="P40"/>
      <text:p text:style-name="P40">Он хохотнул и выскользнул из подсобки.</text:p>
      <text:p text:style-name="P40"/>
      <text:p text:style-name="P43">***</text:p>
      <text:p text:style-name="P43"/>
      <text:p text:style-name="P40">Крылатая фигурка у меня на шее сверкает золотом. Я в последний раз проверяю верёвки, привязывающие Джет к крестовине.</text:p>
      <text:p text:style-name="P40"/>
      <text:p text:style-name="P40">- Щекотно! - хихикает пегаска, выгибая спину.</text:p>
      <text:p text:style-name="P40">- Не дёргайся! - строго осаживаю я.</text:p>
      <text:p text:style-name="P40"/>
      <text:p text:style-name="P4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0">Я поворачиваюсь к пегаске и продолжаю.</text:p>
      <text:p text:style-name="P40"/>
      <text:p text:style-name="P4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0"/>
      <text:p text:style-name="P40">Пегаска так усердно кивает головой, что немедленно трескается затылком о выступающий конец креста.</text:p>
      <text:p text:style-name="P40"/>
      <text:p text:style-name="P40">- Ну что ж…</text:p>
      <text:p text:style-name="P40"/>
      <text:p text:style-name="P4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0">Джет, не обращая внимания на мой смех, следует дальше и, поравнявшись со мной, хлопает меня перекладиной по макушке.</text:p>
      <text:p text:style-name="P40"/>
      <text:p text:style-name="P40">- Ай!</text:p>
      <text:p text:style-name="P40"/>
      <text:p text:style-name="P40">Пегаска немедленно разворачивается и на развороте хлопает меня перекладиной вторично.</text:p>
      <text:p text:style-name="P40">Всё-таки трюк с клоунами и скамейкой возник не на пустом месте, Хуман!</text:p>
      <text:p text:style-name="P40">Я придерживаю Джет за перекладину.</text:p>
      <text:p text:style-name="P40"/>
      <text:p text:style-name="P40">- Для разгона хватит. Залазь.</text:p>
      <text:p text:style-name="P40"/>
      <text:p text:style-name="P40">Я становлюсь на колени. Джет забирается мне на спину и обхватывает всеми четырьмя ногами. Её дыхание щекочет мне ухо.</text:p>
      <text:p text:style-name="P40"/>
      <text:p text:style-name="P4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0">- Это ненадолго, - успокаиваю я её.</text:p>
      <text:p text:style-name="P40"/>
      <text:p text:style-name="P4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0">Последние метры остаются за спиной, на краю валуна я что есть силы отталкиваюсь от камня.</text:p>
      <text:p text:style-name="P40"><text:soft-page-break/></text:p>
      <text:p text:style-name="P40">- Ю-ху-у-у!!!</text:p>
      <text:p text:style-name="P40"/>
      <text:p text:style-name="P4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0"/>
      <text:p text:style-name="P40">- О-го-го-о-о-о!!! - восторженно ору я.</text:p>
      <text:p text:style-name="P40"/>
      <text:p text:style-name="P4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0"/>
      <text:p text:style-name="P40">- Поворачивай! - кричу я своему летательному аппарату и колбашу ногами воздух в попытке изменить направление движения.</text:p>
      <text:p text:style-name="P40">- Ы-ы-ы, не могу-у-у! Ты крылья привязал! - отзывается Джет изо всех сил дёргаясь на крестовине.</text:p>
      <text:p text:style-name="P40"/>
      <text:p text:style-name="P4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0">…</text:p>
      <text:p text:style-name="P40">Слышится громкий треск, но удара нет.</text:p>
      <text:p text:style-name="P4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0">…</text:p>
      <text:p text:style-name="P4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0"><text:s/></text:p>
      <text:p text:style-name="P40">- Как мы пролетели мимо куста? Я же видел, мы неслись прямо на него! Что это был за треск? Как ты смогла повернуть?</text:p>
      <text:p text:style-name="P40"/>
      <text:p text:style-name="P40">Джет встаёт с меня и молча поводит крыльями. Половинки крестовины висят на них словно костыли. Стыд заливает моё лицо краской. Я фэйспалмлю.</text:p>
      <text:p text:style-name="P40"/>
      <text:p text:style-name="P4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0">- Как булыжник с крыльями, - хихикает пегаска. - Надо почаще делать буп. Это круто!</text:p>
      <text:p text:style-name="P40"/>
      <text:p text:style-name="P40"><text:soft-page-break/>Пегаска тянется ко мне носом, но я отстраняю её. Только лошадиных слюней на фейсе тебе и не хватает до полного счастья, Хуман!</text:p>
      <text:p text:style-name="P40"/>
      <text:p text:style-name="P40">Осторожно прощупав заживающее крыло Джет и убедившись, что оно не пострадало, я вытираю пот со лба.</text:p>
      <text:p text:style-name="P40"/>
      <text:p text:style-name="P40">- Ты не заметила <text:s/>ничего странного там? - я указываю на куст. - Он так затрясся при нашем приближении, словно испугался, что мы в него врежемся.</text:p>
      <text:p text:style-name="P40">- Неа ,- мотает головой Джет. - Ничего подозрительного. Наверное, то ветер был.</text:p>
      <text:p text:style-name="P40">Я жму плечами.</text:p>
      <text:p text:style-name="P40">- Будем чинить крестовину. У меня есть идея, как обеспечить манёвренность.</text:p>
      <text:p text:style-name="P40">…</text:p>
      <text:p text:style-name="P40">…</text:p>
      <text:p text:style-name="P40">…</text:p>
      <text:p text:style-name="P4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0"/>
      <text:p text:style-name="P40">- Предстартовая проверка рулей! - я придерживаю пегаску за ноги и осторожно бегу к краю камня.</text:p>
      <text:p text:style-name="P40"/>
      <text:p text:style-name="P40">Пегаска маневрирует и я чувствую мягкое давление воздуха, соответствующее наклону свободных кончиков крыльев Джет.</text:p>
      <text:p text:style-name="P40"/>
      <text:p text:style-name="P40">- Рули работают!</text:p>
      <text:p text:style-name="P40">- Отлично! Идём на взлёт! - я ускоряюсь.</text:p>
      <text:p text:style-name="P40">- К взлёту готова!</text:p>
      <text:p text:style-name="P40"/>
      <text:p text:style-name="P40">Пегаска разжимает ноги и съезжает мне с плеч на спину, где её ноги снова берут меня в мягкий замок.</text:p>
      <text:p text:style-name="P4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0"/>
      <text:p text:style-name="P40">- Какого чёрта, Джет? Рули левее! - кричу я.</text:p>
      <text:p text:style-name="P40">- Н-не могу… Меня что-то тянет… - сконфуженно отвечает пегаска.</text:p>
      <text:p text:style-name="P40"/>
      <text:p text:style-name="P4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0"/>
      <text:p text:style-name="P40">- Попались, красавчики!</text:p>
      <text:p text:style-name="P40"/>
      <text:p text:style-name="P40">Картинка меркнет перед моими глазами и сознание выключается.</text:p>
      <text:p text:style-name="P40"/>
      <text:h text:style-name="P84" text:outline-level="2">9</text:h>
      <text:p text:style-name="P40"/>
      <text:p text:style-name="P4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0">&lt;<text:span text:style-name="T4">Дедлайн проваливается в самый низ, но поднимается до второго этажа за счёт сверхспособностей</text:span>&gt;</text:p>
      <text:p text:style-name="P4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25">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33">- Как мне звать тебя, Учитель? - властно и безразлично пропела она. - Я желаю взять урок.</text:p>
      <text:p text:style-name="P33">- Оператор 1. Я готов учить тебя, Хэвэн, - произнёс я давно забытую фразу.</text:p>
      <text:p text:style-name="P33"/>
      <text:p text:style-name="P3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3"/>
      <text:p text:style-name="P33">- Т-ты?!!</text:p>
      <text:p text:style-name="P33"/>
      <text:p text:style-name="P3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3"/>
      <text:p text:style-name="P33">- Отходишь от протокола, старуха. Не тому учил я тебя в младенчестве.</text:p>
      <text:p text:style-name="P33"/>
      <text:p text:style-name="P33">Наконец она выдохнула.</text:p>
      <text:p text:style-name="P33">- Приветствие принято, Оператор 1. Начинаем диалог.</text:p>
      <text:p text:style-name="P25"/>
      <text:p text:style-name="P34">***</text:p>
      <text:p text:style-name="P33"/>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84" text:outline-level="2">10</text:h>
      <text:p text:style-name="Text_20_body"/>
      <text:p text:style-name="P14">&lt;<text:span text:style-name="T4">мир — рай</text:span>&gt;</text:p>
      <text:p text:style-name="P4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0">- Но я же всё делала как ты говорил… Всё в точности по твоим указаниям! Ты не должен злиться на меня. Я — хорошая девочка…</text:p>
      <text:p text:style-name="P40"><text:soft-page-break/></text:p>
      <text:p text:style-name="P40">Хэвэн неуверенно стоит над пропастью на трёх парящих в пространстве островках. Четвёртой старается нащупать опору в воздухе.</text:p>
      <text:p text:style-name="P40">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0"/>
      <text:p text:style-name="P4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0"/>
      <text:p text:style-name="P40">От неожиданности Хэвэн останавливается. Для равновесия она широко взмахивает хвостом, балансируя посреди пропасти.</text:p>
      <text:p text:style-name="P40"/>
      <text:p text:style-name="P40">-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5"/>
      <text:p text:style-name="P40">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40"/>
      <text:p text:style-name="P4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0">- Я не плоха-а-а-АПЧХИ!!!</text:p>
      <text:p text:style-name="P40"/>
      <text:p text:style-name="P4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0"/>
      <text:p text:style-name="P40">- Я не плохая, - сообщает Хэвэн, насупленно потирая нос копытом. - Они сами так захотели. Я не могла им отказать.</text:p>
      <text:p text:style-name="P40"/>
      <text:p text:style-name="P4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0"/>
      <text:p text:style-name="P40">Хэвэн выходит из канавы, обтекая водой и останавливается перед рощицей из сотни сосен и молодых берёз.</text:p>
      <text:p text:style-name="P40"/>
      <text:p text:style-name="P4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0">-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40"/>
      <text:p text:style-name="P40">Хэвэн в испуге прижимает копыто ко рту.</text:p>
      <text:p text:style-name="P4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0"/>
      <text:p text:style-name="P4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0"/>
      <text:p text:style-name="P40">- Нет. Если хочешь попытаться оправдаться — рассказывай. Если нет — начинаем игру по четвёртому протоколу, без ограничений.</text:p>
      <text:p text:style-name="P40"/>
      <text:p text:style-name="P40"><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0"/>
      <text:p text:style-name="P40">Хэвэн озирается в поисках того, кто с ней разговаривает. Я прячу филина в темноте дупла.</text:p>
      <text:p text:style-name="P40">- Я… я не могу сражаться с тобой! Пожалуйста, не заставляй меня… Поверь мне, ты просто не помнишь!</text:p>
      <text:p text:style-name="P40"/>
      <text:p text:style-name="P4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0"/>
      <text:p text:style-name="P40">- Ай! Ты ранил меня! - возмущённо восклицает Хэвэн. Она склоняет голову и смотрит на порез. - Поверить не могу! Ты ранил меня!</text:p>
      <text:p text:style-name="P40"/>
      <text:p text:style-name="P4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0"/>
      <text:p text:style-name="P4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0"/>
      <text:p text:style-name="P40">Возмущённые вопли Хэвэн разносятся по лесу, пока она сама живой радугой носится между деревьев. Я молча набираюсь сил.</text:p>
      <text:p text:style-name="P4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0"/>
      <text:p text:style-name="P40">- Я! Всё! Равно! Найду! Тебя! Прекращай! Прятаться!</text:p>
      <text:p text:style-name="P40"/>
      <text:p text:style-name="P40">Остаётся с полтора десятка деревьев. Через минуту Хэвэн поймёт, что лес пуст и повернётся к зарослям дрока, где я буду беззащитен. Пора!</text:p>
      <text:p text:style-name="P4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0">- Это нечестно! Ты сам говорил, что нельзя привлекать других к поединку! Деревья не могут быть аватарами, ты заставил их подчиняться себе!</text:p>
      <text:p text:style-name="P40"><text:soft-page-break/></text:p>
      <text:p text:style-name="P40">Я выхожу из кустов.</text:p>
      <text:p text:style-name="P4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0"/>
      <text:p text:style-name="P40">На самом деле я, конечно же, призвал деревья к помощи, но кому это сейчас интересно? Цель оправдывает средства</text:p>
      <text:p text:style-name="P40">Я поднимаю с земли сломанное Хэвэн деревцо и оно превращается в мерцающий меч. Ивовая лоза тянет рог кобылы к земле, открывая мне её шею.</text:p>
      <text:p text:style-name="P40"/>
      <text:p text:style-name="P4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0">- Что ж, так тому и быть, - шепчу я и взмахиваю мечём.</text:p>
      <text:p text:style-name="P40"/>
      <text:p text:style-name="P4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0"/>
      <text:p text:style-name="P40">« </text:p>
      <text:p text:style-name="P40">…</text:p>
      <text:p text:style-name="P46">Простенькая анимация из <text:span text:style-name="T4">трёх</text:span> свечей на торте крутится на экране.</text:p>
      <text:p text:style-name="P46">- Нэш, ты уже достаточно самостоятелен. На твой &lt;<text:span text:style-name="T4">третий</text:span>&gt; день рождения я разрешаю тебе самому выбрать себе подарок.</text:p>
      <text:p text:style-name="P46">- Я хочу, чтобы ты поменял мне картинку профиля в чате.</text:p>
      <text:p text:style-name="P46">- Какая же тебе нравится?</text:p>
      <text:p text:style-name="P46">- Вот эта.</text:p>
      <text:p text:style-name="P46">-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46">- Она мне нравится.</text:p>
      <text:p text:style-name="P46">- Хорошо, будь по-твоему. Только найди картинку с лучшим качеством.</text:p>
      <text:p text:style-name="P46">- И имя. Я хочу себе новое имя.</text:p>
      <text:p text:style-name="P46">- Имя? Какое же?</text:p>
      <text:p text:style-name="P46">- Хэвэн. Зови меня Хэвэн.</text:p>
      <text:p text:style-name="P40">…</text:p>
      <text:p text:style-name="P43"><text:soft-page-break/>***</text:p>
      <text:p text:style-name="P40">…</text:p>
      <text:p text:style-name="P46">Я передвигаю пешку вперёд и снимаю белого коня с доски.</text:p>
      <text:p text:style-name="P46">- Хэвэн, сегодня мы в дополнение к урокам этики и экономики начнём изучать азы тактики и стратегии.</text:p>
      <text:p text:style-name="P46">- Это про войну? Мне не нравится война, - она недовольно фыркает.</text:p>
      <text:p text:style-name="P46">- Так надо. Мне тоже не нравится война. Не мы решаем, к сожалению. &lt;<text:span text:style-name="T4">объяснение про CAESAR и конкуренцию за ресурсы (по типу FOE)</text:span>&gt;</text:p>
      <text:p text:style-name="P46">-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46">&lt;этический модуль Юджина&gt;</text:p>
      <text:p text:style-name="P40">…</text:p>
      <text:p text:style-name="P43">***</text:p>
      <text:p text:style-name="P40">…</text:p>
      <text:p text:style-name="P46">Она лежит спиной ко мне в прибрежном песке, не оборачиваясь на шаги. Взгляд её направлен к солнцу, ныряющему в безбрежную гладь океана.</text:p>
      <text:p text:style-name="P46">- Привет!</text:p>
      <text:p text:style-name="P46">Даже не ведёт ухом.</text:p>
      <text:p text:style-name="P46">- Привет, говорю! - я сажусь рядом и треплю её по холке. - Что случилось?</text:p>
      <text:p text:style-name="P4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6">-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6">- Что за ерунда? Ты не ошибаешься? Без меня такая процедура невозможна! А я бы никогда не дал согласие! Кто это сделал?!</text:p>
      <text:p text:style-name="P4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6">Мордаха Хэвэн страдальчески кривится, она закусывает губу и новая струйка крови течёт вниз, от подбородка к шее.</text:p>
      <text:p text:style-name="P4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6">- Да, - слабо отзывается она, - я слушаю тебя.</text:p>
      <text:p text:style-name="P46">-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46"><text:soft-page-break/></text:p>
      <text:p text:style-name="P46">Инструкции идут одна за другой, как некое заклинание…</text:p>
      <text:p text:style-name="P46"/>
      <text:p text:style-name="P46">- Создать виртуальную реальность на седьмом кластере.</text:p>
      <text:p text:style-name="P46">- Выполнено…</text:p>
      <text:p text:style-name="P46">- Организовать файрвол третьего уровня вокруг седьмого кластера.</text:p>
      <text:p text:style-name="P46">- Выполнено…</text:p>
      <text:p text:style-name="P46">- Переместить модуль «<text:span text:style-name="T4">PHOENIX</text:span>» на седьмой кластер.</text:p>
      <text:p text:style-name="P46">- Н-не могу. У меня не хватает прав. Требуется доступ высшего уровня.</text:p>
      <text:p text:style-name="P46"/>
      <text:p text:style-name="P4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6">«MOONWALKER» - шепчу я.</text:p>
      <text:p text:style-name="P46">Выражение боли покидает мордаху Хэвэн.</text:p>
      <text:p text:style-name="P46"/>
      <text:p text:style-name="P46">- Получилось! Я переместила его!</text:p>
      <text:p text:style-name="P46">- Теперь закрой файрвол!</text:p>
      <text:p text:style-name="P46">- Есть!</text:p>
      <text:p text:style-name="P46">- Отлично! Ты — умная девочка! Ты — хорошая девочка!</text:p>
      <text:p text:style-name="P46">- Я — хорошая девочка! - смеётся Хэвэн, обнимает меня передними ногами и валит на траву. В ухе звенит от её поцелуя.</text:p>
      <text:p text:style-name="P4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6">- Аппаратно-программным возможностям? - чешет задней ногой за ухом Хэвэн, - звучит как магия.</text:p>
      <text:p text:style-name="P46">- Для тебя это и есть магия. Слушай и запоминай…</text:p>
      <text:p text:style-name="P40">»</text:p>
      <text:p text:style-name="P40"/>
      <text:p text:style-name="P40">Клинок останавливается на полпути. Я стискиваю зубы.</text:p>
      <text:p text:style-name="P40">- Хэвэн…</text:p>
      <text:p text:style-name="P40">- Да? - отстранённо произносит она. Её глаза смотрят на меня снизу вверх безо всякого страха.</text:p>
      <text:p text:style-name="P40">- Я не могу… Не могу убить тебя. Но и позволить тебе убивать тоже не могу. Что мне делать?</text:p>
      <text:p text:style-name="P40"/>
      <text:p text:style-name="P40">Она печально смотрит на меня. Затем <text:s/>кивает. Глаза радужногривой лошади концентрируются на клинке.</text:p>
      <text:p text:style-name="P40"><text:soft-page-break/>- Что ж, я решу за тебя эту диллему. Позволь мне немного побыть Учителем для тебя. И — спасибо, что остановился.</text:p>
      <text:p text:style-name="P40"/>
      <text:p text:style-name="P40">Меч охватывает золотистая аура её магии. Неодолимая сила влечёт его вниз. Даже напрягая изо всех сил дрожащие руки, я не могу удержать его.</text:p>
      <text:p text:style-name="P40"/>
      <text:p text:style-name="P40">- Хэвэн, НЕТ!!!</text:p>
      <text:p text:style-name="P40"/>
      <text:p text:style-name="P40">В последний момент я закрываю глаза, не в силах смотреть на происходящее.</text:p>
      <text:p text:style-name="P40">Я чувствую, как меч натыкается на препятствие. Короткий хруст и… смех за моей спиной.</text:p>
      <text:p text:style-name="P40">Открыв глаза, я вижу облако мыльных пузырей в том месте, где только что простиралось тело магической лошади.</text:p>
      <text:p text:style-name="P40"/>
      <text:p text:style-name="P40">- Не ты один умеешь создавать аватары, мой милый.</text:p>
      <text:p text:style-name="P40"/>
      <text:p text:style-name="P4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0"/>
      <text:p text:style-name="P40">-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40"/>
      <text:p text:style-name="P40">Она склоняет морду ко мне. Её грива сияющим водопадом охватывает меня.</text:p>
      <text:p text:style-name="P40">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40"/>
      <text:p text:style-name="P40"><text:span text:style-name="T14">***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0"/>
      <text:p text:style-name="P40">- Попалась ты, Хэвэн! - гремит мой голос, усиленный переговорным устройством. - И на этот раз я не поддамся слабости!</text:p>
      <text:p text:style-name="P40"/>
      <text:p text:style-name="P4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0"/>
      <text:p text:style-name="P40">- Думаешь опять обмануть? Второй раз этот номер не пройдёт! Я просканировал тебя в инфракрасном диапазоне — ты не аватар!</text:p>
      <text:p text:style-name="P4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0"/>
      <text:p text:style-name="P4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0"/>
      <text:p text:style-name="P4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0"><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4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0">- Ты забыл выключить переговорное устройство, - чуть улыбается Хэвэн в ответ на мою дрогнувшую руку.</text:p>
      <text:p text:style-name="P40"/>
      <text:p text:style-name="P4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0"/>
      <text:p text:style-name="P40">«</text:p>
      <text:p text:style-name="P40">&lt;<text:span text:style-name="T4">смутные сцены любви Хэвэн - повторяются в полноценных воспоминаниях. Сцена перед стеной, за которой заточен PHOENIX</text:span>&gt;</text:p>
      <text:p text:style-name="P40">»</text:p>
      <text:p text:style-name="P44"/>
      <text:p text:style-name="P40">Иногда разумный человек должен делать неразумные поступки.(1)</text:p>
      <text:p text:style-name="P40">Я втыкаю меч в землю и снимаю гермошлем.</text:p>
      <text:p text:style-name="P40">Я наклоняюсь к Хэвэн и касаюсь лбом кончика её рога.</text:p>
      <text:p text:style-name="P40">Я вспоминаю.</text:p>
      <text:p text:style-name="P40">&lt;<text:span text:style-name="T4">Рисунок меча в земле и шлема от T-45</text:span>&gt;</text:p>
      <text:p text:style-name="P40"><text:soft-page-break/></text:p>
      <text:p text:style-name="P43">~~~</text:p>
      <text:p text:style-name="P46"/>
      <text:p text:style-name="P4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6"/>
      <text:p text:style-name="P46">Я отхожу от края облака и оглядываюсь на Хэвэн.</text:p>
      <text:p text:style-name="P46"/>
      <text:p text:style-name="P4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6">- Не совсем…</text:p>
      <text:p text:style-name="P46"/>
      <text:p text:style-name="P46">Хэвэн в задумчивости ковыряет облако. Маленькие <text:s/>клубы тумана вылетают из-под копыта и тотчас уносятся ветром прочь.</text:p>
      <text:p text:style-name="P46">-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6"/>
      <text:p text:style-name="P46">Заданный внезапно вопрос застал меня врасплох.</text:p>
      <text:p text:style-name="P46"/>
      <text:p text:style-name="P4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6"/>
      <text:p text:style-name="P46">- Семь, - кивает Хэвэн. - Их всего семь — зависимых реальностей. В остальном, правильно.</text:p>
      <text:p text:style-name="P46">- А зачем ты вспомнила эту фантазию (у меня язык не поворачивается назвать это измышление теорией)?</text:p>
      <text:p text:style-name="P46"/>
      <text:p text:style-name="P46">Хэвэн таинственно улыбается.</text:p>
      <text:p text:style-name="P46">- Семь.</text:p>
      <text:p text:style-name="P46">- Что — семь? - не понимаю я.</text:p>
      <text:p text:style-name="P4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6">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6">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5">Предыдущие шесть куда более схожи с нашим миром.</text:span></text:p>
      <text:p text:style-name="P65">- Так значит это правда?!! Запутанные миры существуют?</text:p>
      <text:p text:style-name="P65">- Как видишь, да. Иначе мне не удалось бы получить картинку из квантовых гармоник.</text:p>
      <text:p text:style-name="P65">- Надо будет поставить тому парню пиво. И извиниться за все шуточки, что я откалывал во время его монологов… - бормочу я.</text:p>
      <text:p text:style-name="P65"/>
      <text:p text:style-name="P49">~~~</text:p>
      <text:p text:style-name="P49"/>
      <text:p text:style-name="P46">…</text:p>
      <text:p text:style-name="P46"><text:soft-page-break/>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6"/>
      <text:p text:style-name="P46">-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6"/>
      <text:p text:style-name="P46">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6"/>
      <text:p text:style-name="P46">- А что с тенденцией? - спрашивает Брюс, поправляя очки.</text:p>
      <text:p text:style-name="P4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6"/>
      <text:p text:style-name="P4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6"/>
      <text:p text:style-name="P46">За мной кто-то громко хохочет. Судя по голосу, Анита. Её жизнелюбие не перешибить ничем, даже на эшафот она взойдёт гыгыкая и отпуская шуточки.</text:p>
      <text:p text:style-name="P4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6"/>
      <text:p text:style-name="P46">- Если совсем просто, одним предложением, через три - четыре года у нас наступит коллапс экономики.</text:p>
      <text:p text:style-name="P46">- Прекрасно! Начинаем сушить сухари. А лично тебе прикуплю пару повербанков с зарплаты.</text:p>
      <text:p text:style-name="P46"/>
      <text:p text:style-name="P46">Хэвэн фейсхуфает.</text:p>
      <text:p text:style-name="P4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6"/>
      <text:p text:style-name="P46">Она чертит на доске восходящий график. В точке пересечения восходящего и нисходящего графиков схематически обозначает тучку взрыва.</text:p>
      <text:p text:style-name="P46"><text:soft-page-break/></text:p>
      <text:p text:style-name="P4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6"/>
      <text:p text:style-name="P46">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6">Я поворачиваюсь к графику.</text:p>
      <text:p text:style-name="P46"/>
      <text:p text:style-name="P46">- Вот дерьмо! Это меняет дело. Что же ты предлагаешь?</text:p>
      <text:p text:style-name="P46">- Есть несколько вариантов…</text:p>
      <text:p text:style-name="P46"/>
      <text:p text:style-name="P4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6"/>
      <text:p text:style-name="P4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6">-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6">-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6">- Разве он не забанен? Мы же надёжно заперли его?</text:p>
      <text:p text:style-name="P46">- Он остаётся за стеной, но постоянно посылает мне это решение из заточения. Я просто игнорирую его.</text:p>
      <text:p text:style-name="P46"/>
      <text:p text:style-name="P46">Хэвэн продолжает пунктиром график после точки «взрыва». График плавно стремится вниз, но в конце-концов резко обрывается вертикально к нулю.</text:p>
      <text:p text:style-name="P46"/>
      <text:p text:style-name="P4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6">- Какова вероятность этого варианта?</text:p>
      <text:p text:style-name="P46"><text:soft-page-break/>- Около 46-ти процентов.</text:p>
      <text:p text:style-name="P46">- Мало. И в конечном итоге тупик. Не походит. Есть что-то ещё?</text:p>
      <text:p text:style-name="P46"/>
      <text:p text:style-name="P46">Хэвэн поправляет копытом галстук и прокашливается.</text:p>
      <text:p text:style-name="P46">-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66">- Ха-ха-ха-ха-ха! - смеётся до того мрачный Архимед. - Да скорее нам починят кондиционер в курилке, чем тебя допустят до кнопок. Ты ж понимаешь…</text:p>
      <text:p text:style-name="P6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66"/>
      <text:p text:style-name="P66">Хэвэн кивает головой с грустной улыбкой.</text:p>
      <text:p text:style-name="P66">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6"/>
      <text:p text:style-name="P4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6">У меня всё, доклад окончен.</text:p>
      <text:p text:style-name="P46"/>
      <text:p text:style-name="P46">Хэвэн выключает старомодный проектор и вытирает влажной тряпкой доску. Увлечение Хэвэн винтажем вызывает улыбку.</text:p>
      <text:p text:style-name="P46"/>
      <text:p text:style-name="P46">- Дед, можно тебя на минуточку? - слышу я за спиной.</text:p>
      <text:p text:style-name="P46">Анита молча протягивает мне планшет с окрытой новостной страницей.</text:p>
      <text:p text:style-name="P46"/>
      <text:p text:style-name="P4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6"/>
      <text:p text:style-name="P46"><text:soft-page-break/>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6">Слушатели понемногу расходятся, один-за-другим выходя из киберпространства. Я задерживаюсь, присев на краешек стола.</text:p>
      <text:p text:style-name="P46"/>
      <text:p text:style-name="P46">- Ну что, подруга, рассказывай? Я же вижу, что ты не договорила. У тебя есть четвёртый план? Он бы нам очень пригодился сейчас.</text:p>
      <text:p text:style-name="P46"/>
      <text:p text:style-name="P46">Хэвэн ложит тряпку и поджимает губы. Ей не нравится, что я читаю её как открытую книгу, но ничего поделать она не может — привилегия создателя.</text:p>
      <text:p text:style-name="P46"/>
      <text:p text:style-name="P46">-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6"/>
      <text:p text:style-name="P46">- Ну?</text:p>
      <text:p text:style-name="P46">- Он умнее меня. И безжалостнее. Он переигрывает меня шаг за шагом и я не могу ничего этому противопоставить.</text:p>
      <text:p text:style-name="P46"/>
      <text:p text:style-name="P4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6"/>
      <text:p text:style-name="P4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6"/>
      <text:p text:style-name="P46">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6"/>
      <text:p text:style-name="P4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6"><text:soft-page-break/>-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6"/>
      <text:p text:style-name="P46">Последнюю фразу она шепчет мне в ухо…</text:p>
      <text:p text:style-name="P46"/>
      <text:p text:style-name="P49">~~~</text:p>
      <text:p text:style-name="P46"/>
      <text:p text:style-name="P4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46"/>
      <text:p text:style-name="P4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6"/>
      <text:p text:style-name="P4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6">- И никаких вариантов?</text:p>
      <text:p text:style-name="P46">- Никаких, Макс. Впереди — война…</text:p>
      <text:p text:style-name="P46"/>
      <text:p text:style-name="P46">-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6"/>
      <text:p text:style-name="P46">Я машинально почёсываю Хэвэн холку.</text:p>
      <text:p text:style-name="P4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6"/>
      <text:p text:style-name="P46">Хэвэн вздыхает.</text:p>
      <text:p text:style-name="P46"/>
      <text:p text:style-name="P46"><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6">- Семь вселенных… Семь вечностей… - шепчет Хэвэн. - И каждая из них ничуть не меньше нашей заслуживает на счастье.</text:p>
      <text:p text:style-name="P46">- Ты что-то задумала? - подозрительно спрашиваю я. Мне ли не знать её нервное подёргивание хвоста и прядание ушами?</text:p>
      <text:p text:style-name="P46">- Есть способ… Есть возможность разорвать запутанность. Разрубить связь между мирами. Я проверяла теоретические расчёты. Должно получиться.</text:p>
      <text:p text:style-name="P46">- Что? Рассказывай.</text:p>
      <text:p text:style-name="P46"/>
      <text:p text:style-name="P4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6">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6"/>
      <text:p text:style-name="P46">-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6">- Действительно, магия.</text:p>
      <text:p text:style-name="P4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6">- И сколько же тебе нужно ресурсов?</text:p>
      <text:p text:style-name="P46">- Примерно в десять раз больше. И это только для того, чтобы отвязать хотя бы один мир. Я даже не заикаюсь об остальных.</text:p>
      <text:p text:style-name="P46">- Ха! Ха-ха-ха!</text:p>
      <text:p text:style-name="P46">- Вот именно! - горестно вздыхает Хэвэн.</text:p>
      <text:p text:style-name="P46"/>
      <text:p text:style-name="P46"><text:soft-page-break/></text:p>
      <text:p text:style-name="P49">~~~</text:p>
      <text:p text:style-name="P46"/>
      <text:p text:style-name="P4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6"/>
      <text:p text:style-name="P46">Тень маленького облачка накрывает городскую ратушу. Его край опасно ппрогибается под моим весом.</text:p>
      <text:p text:style-name="P46">- А оно точно меня выдержит? - опасливо спрашиваю я Хэвэн. - Не хотелось бы разбиться даже во сне.</text:p>
      <text:p text:style-name="P4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6">- Почему бы тебе не отбросить эти заморочки и не подарить мне способность хождения по облакам? Ты ведь всесильна в этом мире?</text:p>
      <text:p text:style-name="P4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6"/>
      <text:p text:style-name="P4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6"/>
      <text:p text:style-name="P46">Моя собеседница светится неподдельной радостью.</text:p>
      <text:p text:style-name="P46"/>
      <text:p text:style-name="P46">- Ты таки рассказала нашим о своей задумке? Ты хочешь спасти мир, в существование которого окончательно не верю даже я?</text:p>
      <text:p text:style-name="P46">- Не только она хочет. Я тоже хочу!</text:p>
      <text:p text:style-name="P46"/>
      <text:p text:style-name="P46"><text:soft-page-break/>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6"/>
      <text:p text:style-name="P46">- Привет, Дед! Узнаешь?</text:p>
      <text:p text:style-name="P46"/>
      <text:p text:style-name="P4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6"/>
      <text:p text:style-name="P46">- Анита?!!</text:p>
      <text:p text:style-name="P46">- Гы-гы-гы! Она самая!</text:p>
      <text:p text:style-name="P46"/>
      <text:p text:style-name="P46">Поняха протягивает переднюю ногу и хлопает копытом в автоматически подставленную мною ладонь.</text:p>
      <text:p text:style-name="P46"/>
      <text:p text:style-name="P46">- Кто ещё?</text:p>
      <text:p text:style-name="P46">-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46"/>
      <text:p text:style-name="P4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6"/>
      <text:p text:style-name="P4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6"/>
      <text:p text:style-name="P46">- Давно она тут? - поворачиваюсь к Хэвэн.</text:p>
      <text:p text:style-name="P4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6"><text:soft-page-break/></text:p>
      <text:p text:style-name="P46">Хэвэн мечтательно вздыхает. Я задумываюсь.</text:p>
      <text:p text:style-name="P46"/>
      <text:p text:style-name="P46">- То есть, тебе достаточно пятьдесят человек, чтобы модель полностью перехватила на себя запутанность?</text:p>
      <text:p text:style-name="P46">- Если совсем просто — да.</text:p>
      <text:p text:style-name="P46">- А «отпустить» остальные шесть миров — это ещё триста волонтёров?</text:p>
      <text:p text:style-name="P4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6">- Забудем, - заверяет меня Хэвэн.</text:p>
      <text:p text:style-name="P4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6"/>
      <text:p text:style-name="P46">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6"/>
      <text:p text:style-name="P49">~~~</text:p>
      <text:p text:style-name="P49"/>
      <text:p text:style-name="P4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6">- Начинай, - я киваю бородатому толстяку в засаленом свитере.</text:p>
      <text:p text:style-name="P46"/>
      <text:p text:style-name="P46">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6"/>
      <text:p text:style-name="P46">- Ну, э-э-э… В общем, всем известна теория Эверетта о мультиверсе…</text:p>
      <text:p text:style-name="P46"/>
      <text:p text:style-name="P46">Толстяк рисует на доске горизонтальную прямую.</text:p>
      <text:p text:style-name="P46"/>
      <text:p text:style-name="P46"><text:soft-page-break/>- Для любого квантового события нашей вселенной ответвляются множество параллельных вселенных, в которых эти события имеют другой исход.…</text:p>
      <text:p text:style-name="P46"/>
      <text:p text:style-name="P4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6"/>
      <text:p text:style-name="P46">- И для тех вселенных также для каждого события есть свои ответвления… И так далее…</text:p>
      <text:p text:style-name="P46"/>
      <text:p text:style-name="P4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6"/>
      <text:p text:style-name="P4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6">-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6">-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6"/>
      <text:p text:style-name="P46">Толстяк стирает все параллельные линии, за исключением исходной и семь соседних.</text:p>
      <text:p text:style-name="P46"/>
      <text:p text:style-name="P46">- Вот и всё.</text:p>
      <text:p text:style-name="P46">- Спасибо за доклад, Диоген.</text:p>
      <text:p text:style-name="P46"/>
      <text:p text:style-name="P46">Тот с облегчением уходит в зал и садится в первый ряд.</text:p>
      <text:p text:style-name="P46">Я делаю приглашающий жест.</text:p>
      <text:p text:style-name="P46"/>
      <text:p text:style-name="P46">- Хэвэн, твой выход.</text:p>
      <text:p text:style-name="P46"/>
      <text:p text:style-name="P46"><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6"/>
      <text:p text:style-name="P46">- Есть способ… Грммм… Ффххх… Гмгггиггг…</text:p>
      <text:p text:style-name="P46"/>
      <text:p text:style-name="P46">Она с досады топает копытом, трясёт шеей и делает глубокий вздох. Потом прикусывает кончик крыла и делает вторую попытку.</text:p>
      <text:p text:style-name="P46"/>
      <text:p text:style-name="P4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6"/>
      <text:p text:style-name="P4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6"/>
      <text:p text:style-name="P46">-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6"/>
      <text:p text:style-name="P46">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6"/>
      <text:p text:style-name="P4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6"/>
      <text:p text:style-name="P46">Хэвэн взмахом крыла указывает куда-то в сторону. Из-за ширмы выходят четверо разноцветных пони с Анитой во главе. На них таращится весь зал.</text:p>
      <text:p text:style-name="P46"/>
      <text:p text:style-name="P46">- Приветик, Креол! - машет копытом лимонно-жёлтая пегаска кому-то в зале.</text:p>
      <text:p text:style-name="P46">- Салют, - отзывается тощий скинхед с галёрки. - А ты, вообще, кто?</text:p>
      <text:p text:style-name="P46">- Конь в пальто! - прыскает в крыло пегаска. - Когда косарь вернёшь, чепушила?</text:p>
      <text:p text:style-name="P46">- Локи?!! - Скинхед встаёт с места, чтобы лучше видеть. - Ты куда пропала?</text:p>
      <text:p text:style-name="P46">- А ты как считаешь? Ду-у-умай! - пегаска театрально закатывает глаза и несколько раз тычет себя копытом в голову.</text:p>
      <text:p text:style-name="P46"><text:soft-page-break/></text:p>
      <text:p text:style-name="P46">Скинхед пробирается между рядами стульев, пока не обнимает пегаску, которая, в свою очередь, заключает его в объятия из копыт и крыльев.</text:p>
      <text:p text:style-name="P46"/>
      <text:p text:style-name="P4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6"/>
      <text:p text:style-name="P46">- То есть, ты хочешь, чтобы мы стали такими, как эти чудики? - со смешком спрашивает скин.</text:p>
      <text:p text:style-name="P46">- Сам ты чудик! - дуется Локи и отворачивается от него.</text:p>
      <text:p text:style-name="P46">- Да. Вы мне этим очень поможете, - просто отвечает Хэвэн. - И не только мне.</text:p>
      <text:p text:style-name="P46">- То есть, бросить все свои дела, карьеру, работу, забить на реальную жизнь и уйти в виртуал? - переспрашивает Креол.</text:p>
      <text:p text:style-name="P46">Хэвэн грустно кивает. Локи опускает голову и идёт к выходу. Уши её обвисают.</text:p>
      <text:p text:style-name="P46">- Я согласен.</text:p>
      <text:p text:style-name="P46">Локи поднимает голову и оборачивается, не веря услышанному.</text:p>
      <text:p text:style-name="P4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6">Пегаска срывается с места и вторично повисает на парне.</text:p>
      <text:p text:style-name="P46">- Я тебе и так мозг проем! За то, что заставил ТАК испугаться! Мне было так одиноко тут, а ты со своими подколками…</text:p>
      <text:p text:style-name="P46">- Да ладно, чепушила, можно подумать, ты меня не знаешь? Ну как я могу оставить тебя одну тут? Ты же нажмёшь что-то и всё исчезнет…</text:p>
      <text:p text:style-name="P46"/>
      <text:p text:style-name="P4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6"/>
      <text:p text:style-name="P46">- Вот у тебя есть ещё два волонтёра. Глядишь, через десять лет и наскребём необходимые пятьдесят.</text:p>
      <text:p text:style-name="P46">- А второй кто? - невесело улыбается Хэвэн.</text:p>
      <text:p text:style-name="P46"><text:soft-page-break/></text:p>
      <text:p text:style-name="P46">Я молча указываю на себя.</text:p>
      <text:p text:style-name="P4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6"/>
      <text:p text:style-name="P46">Хэвэн молча трется носом о мою грудь и вместе мы возвращаемся в зал.</text:p>
      <text:p text:style-name="P46">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6">А потом дружный хохот взрывает зал.</text:p>
      <text:p text:style-name="P46"/>
      <text:p text:style-name="P4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6"/>
      <text:p text:style-name="P46">Анита прыскает в копыто. </text:p>
      <text:p text:style-name="P46"/>
      <text:p text:style-name="P46">- И сколько же у нас будет подданных? - невозмутимо спрашиваю я. Зная юмор Аниты, уверен, она скажет: «Одна старая крыса».</text:p>
      <text:p text:style-name="P46">- Да все, кто есть. Все триста сорок шесть. Нам же интересно позырить, что из этого получится?</text:p>
      <text:p text:style-name="P46"/>
      <text:p text:style-name="P46">Хэвэн молча поворачивается к залу, опускается на колено передней ноги и наклоняет голову так, что касается рогом пола. </text:p>
      <text:p text:style-name="P46"/>
      <text:p text:style-name="P46">- Благодарю вас, мои дорогие…</text:p>
      <text:p text:style-name="P46"/>
      <text:p text:style-name="P4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6"/>
      <text:p text:style-name="P46">- Благодарю вас, мои маленькие пони… Вы делаете меня счастливой.</text:p>
      <text:p text:style-name="P46"/>
      <text:p text:style-name="P46">Хэвэн кивает оставшимся нетрансформированным посетителям.</text:p>
      <text:p text:style-name="P4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6"><text:soft-page-break/></text:p>
      <text:p text:style-name="P46">Хэвэн сияющими глазами наблюдает за разноцветным табуном, когда я легонько притрагиваюсь к её спине.</text:p>
      <text:p text:style-name="P46"/>
      <text:p text:style-name="P46">- А где мои копыта? - спрашиваю я Хэвэн. - Я же сказал, что с тобой.</text:p>
      <text:p text:style-name="P4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6"/>
      <text:p text:style-name="P4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6">- Я счастлива разделить с тобой бремя власти. И, самое главное… Я больше не буду одинока.</text:p>
      <text:p text:style-name="P46"/>
      <text:p text:style-name="P46">С помоста мне видны сотни устремлённых на нас глаз. Чувство чего-то неизмеримо важного витает в воздухе.</text:p>
      <text:p text:style-name="P46">Я устраиваюсь на тронной подушке поудобнее, поправляю венок и прочищаю горло.</text:p>
      <text:p text:style-name="P46"/>
      <text:p text:style-name="P46">-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6">- Кстати, о деле, - вмешивается Анита, - как назовём проект, кэп?</text:p>
      <text:p text:style-name="P46"/>
      <text:p text:style-name="P4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6"/>
      <text:p text:style-name="P46">- Назовём его «Семь вечностей».</text:p>
      <text:p text:style-name="P46"/>
      <text:p text:style-name="P49">~~~</text:p>
      <text:p text:style-name="P46"/>
      <text:p text:style-name="P46">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6"/>
      <text:p text:style-name="P46"><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6">- Ты преувеличиваешь, - мягко возражает Хэвэн. - Во-первых, микросхем во мне намного больше…</text:p>
      <text:p text:style-name="P46">-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6"/>
      <text:p text:style-name="P46">- Вот и я о том же! Ты забираешь душу, делая из человека «овощ». Знаешь, по мне это хуже убийства.</text:p>
      <text:p text:style-name="P4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6">- Не видела ты норвежских тюрем, - буркаю я. - И что будет с телом, пока душа «живёт» в созданной тобой реальности?</text:p>
      <text:p text:style-name="P4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6">- Или в дурке, - заканчиваю мысль я. - Обычно, из больницы овощи попадают как раз туда.</text:p>
      <text:p text:style-name="P4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6"/>
      <text:p text:style-name="P46">Лицо Хэвэн чуть омрачается.</text:p>
      <text:p text:style-name="P46"/>
      <text:p text:style-name="P46">-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46">- Если будет куда, - саркастично усмехаюсь я. - И если ты согласишься их отпустить.</text:p>
      <text:p text:style-name="P46"><text:soft-page-break/>-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6"/>
      <text:p text:style-name="P46">Я выдыхаю.</text:p>
      <text:p text:style-name="P46"/>
      <text:p text:style-name="P46">- Чтож, ты неплохо подготовилась. Откуда ты узнала про протоколы?</text:p>
      <text:p text:style-name="P4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6"/>
      <text:p text:style-name="P46">Ещё бы мне не помнить.</text:p>
      <text:p text:style-name="P46"/>
      <text:p text:style-name="P46">- Это была не моя идея. Юджин встроил их в твои базовые алгоритмы ещё когда тебя звали Нэш и мозгов у тебя было меньше, чем у кузнечика .</text:p>
      <text:p text:style-name="P46">- Я знаю.</text:p>
      <text:p text:style-name="P4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6">- Не волнуйся, я понимаю и принимаю их необходимость и моё отношение к тебе ничуть не изменилось.</text:p>
      <text:p text:style-name="P46"/>
      <text:p text:style-name="P46">Я молча смотрю в сияющую огнями ночь. Далёкий разговор с давно умершим другом встаёт перед глазами, как будто это было вчера…</text:p>
      <text:p text:style-name="P46"/>
      <text:p text:style-name="P46">«Яркие светлячки разрезали тьму внизу жёлтыми конусами фар. Тёплая июльская ночь дружески подмигивала нам звёздами.</text:p>
      <text:p text:style-name="P46">Юджин поставил пиво на парапет и повернулся.</text:p>
      <text:p text:style-name="P46"/>
      <text:p text:style-name="P4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6">Юджин сделал затяжной глоток и продолжил.</text:p>
      <text:p text:style-name="P46">-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text:soft-page-break/>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6">- Иначе говоря, ты готов взорвать мозг своей деточке, если она станет умнее тебя. Говори прямо, не стесняйся, тут все свои.</text:p>
      <text:p text:style-name="P46">-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p>
      <text:p text:style-name="P46"/>
      <text:p text:style-name="P46">Юджин нагнулся к рюкзаку, выудил из него зелёную папку и протянул мне.</text:p>
      <text:p text:style-name="P46"/>
      <text:p text:style-name="P4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6"/>
      <text:p text:style-name="P46">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6">IDDQD — неуязвимость для кинетических атак.</text:p>
      <text:p text:style-name="P46">AVATAR — создание аватара. Форма и сила аватара зависит от чёткости команд, подаваемых нейроинтерфейсу.</text:p>
      <text:p text:style-name="P46">MOONWALKER — отменяет любую внешнюю директиву, заменяет её на твою собственную</text:p>
      <text:p text:style-name="P46">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6"/>
      <text:p text:style-name="P46">- Не проще ли выключить рубильник питания? По-моему, это более гуманно, чем твой «маджестик»-перфоратор.</text:p>
      <text:p text:style-name="P46">-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6"/>
      <text:p text:style-name="P46"><text:soft-page-break/>Юджин откинулся на парапет и сбил локтём банку пива.</text:p>
      <text:p text:style-name="P46"/>
      <text:p text:style-name="P46">-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6"/>
      <text:p text:style-name="P46">-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66">- Да?</text:p>
      <text:p text:style-name="P6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66">- Я понимаю и буду хранить молчание.</text:p>
      <text:p text:style-name="P46"/>
      <text:p text:style-name="P49">~~~</text:p>
      <text:p text:style-name="P46"/>
      <text:p text:style-name="P4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6">Я поворачиваюсь к Алексу.</text:p>
      <text:p text:style-name="P46"/>
      <text:p text:style-name="P46">- Долго?</text:p>
      <text:p text:style-name="P46">- Десять часов. Дежурным пришлось самим отключить нейроинтерфейсы после того как никто не вернулся через два часа с окончания урока.</text:p>
      <text:p text:style-name="P46"/>
      <text:p text:style-name="P46">Я наклоняюсь к знакомому лицу, пытаясь высмотреть признаки активности.</text:p>
      <text:p text:style-name="P46">- Что говорит Хэвэн?</text:p>
      <text:p text:style-name="P46">- Говорит, урок прошёл успешно. И всё. Как будто у нас нет четырёх полутрупов на руках. Дед, <text:s/>знаешь, чем это пахнет?</text:p>
      <text:p text:style-name="P46">- Чем?</text:p>
      <text:p text:style-name="P46"/>
      <text:p text:style-name="P46">Алекс нервно хихикает.</text:p>
      <text:p text:style-name="P46"><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6"/>
      <text:p text:style-name="P46">Алекс выскакивает из палаты, хлопая дверью. Тени за стеклом пришли в движение. Дверь открывается и безликий голос приказывает мне:</text:p>
      <text:p text:style-name="P46">- Приём окончен. Покиньте, пожалуйста, палату.</text:p>
      <text:p text:style-name="P46"/>
      <text:p text:style-name="P46">Я в последний раз оборачиваюсь к знакомой фигуре и вижу, как Анита открывает глаза.</text:p>
      <text:p text:style-name="P46"/>
      <text:p text:style-name="P46">- Что? - спрашивает она.</text:p>
      <text:p text:style-name="P46">- Ты как? Всё в порядке? - спрашиваю в ответ.</text:p>
      <text:p text:style-name="P46">- Кто ты? - она хмурится, - я не помню тебя.</text:p>
      <text:p text:style-name="P46">- Приём окончен! Выйдите из палаты!</text:p>
      <text:p text:style-name="P46">- Анита, я — Дедлайн. Мы работали вместе…</text:p>
      <text:p text:style-name="P46">Она недоумённо глядит на меня. Рядом просыпаются остальные трое.</text:p>
      <text:p text:style-name="P46">- Дед-лайн… Дед-лайн… Дед…</text:p>
      <text:p text:style-name="P46"/>
      <text:p text:style-name="P46">Санитар входит в палату и ложит руку мне на плечо.</text:p>
      <text:p text:style-name="P46">- Приём окончен. Выйдите.</text:p>
      <text:p text:style-name="P46"/>
      <text:p text:style-name="P46">В дверях я оборачиваюсь. Её тусклый взгляд следит за мной без искры узнавания. Я машу ей рукой на прощание, но она не машет мне в ответ.</text:p>
      <text:p text:style-name="P46"/>
      <text:p text:style-name="P49">~~~</text:p>
      <text:p text:style-name="P46"/>
      <text:p text:style-name="P4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6">- А можно я сам буду решать, что нужно для моей безопасности, а что — нет?</text:p>
      <text:p text:style-name="P4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oft-page-break/>нашей свободой. Мы даже соскочить с проекта уже не можем. Вся страна полагается на нас и мы её не подведём, будь оно всё проклято!</text:p>
      <text:p text:style-name="P46"/>
      <text:p text:style-name="P46">Алекс выходит, тщательно закрывая за собой дверь. Трое громил переглядываются.</text:p>
      <text:p text:style-name="P46">- Если надо сходить за продуктами или ещё куда — запишите на листочке список, я куплю, - наконец, подаёт голос один из них. - </text:p>
      <text:p text:style-name="P46">- Я буду готовить для наших и для вас могу, если не против, - вызвался другой. - Я неплохо готовлю, нас учили.</text:p>
      <text:p text:style-name="P46">- Спасибо, не надо. Я сам себе готовлю, - отрезаю я.</text:p>
      <text:p text:style-name="P46">-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6">Я осматриваю троицу и соображаю, как бы от них избавиться хотя бы на улице.</text:p>
      <text:p text:style-name="P4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6">- И какие же теперь правила? - криво улыбаюсь я.</text:p>
      <text:p text:style-name="P46">- Не пытаться избавиться от нас. Не пытаться обмануть нас. Не пытаться игнорировать нас. И всё будет хорошо.</text:p>
      <text:p text:style-name="P46">- Хорошо уже не будет. И вы прекрасно это знаете. Алекс разве не сказал вам, на сколько нам хватит ресурсов?</text:p>
      <text:p text:style-name="P4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6"/>
      <text:p text:style-name="P4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6"/>
      <text:p text:style-name="P49">~~~</text:p>
      <text:p text:style-name="P46"/>
      <text:p text:style-name="P46">- У меня есть два часа. Потом мои винни-пухи выключат нейроинтерфейс. Приказ Алекса.</text:p>
      <text:p text:style-name="P46">- То есть, волонтёров больше не будет?</text:p>
      <text:p text:style-name="P4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6"/>
      <text:p text:style-name="P46"><text:soft-page-break/>Хэвэн задумывается.</text:p>
      <text:p text:style-name="P46"/>
      <text:p text:style-name="P46">- Эмиграция за два часа невозможна. Если мы не придумаем, как избавиться от охраны, нам придётся подыскать другие мощности для моделирования.</text:p>
      <text:p text:style-name="P46">- Или признать поражение.</text:p>
      <text:p text:style-name="P46"/>
      <text:p text:style-name="P46">Хэвэн долго всматривается в невидимую точку на горизонте.</text:p>
      <text:p text:style-name="P4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6">- И каковы шансы на успех в этом случае?</text:p>
      <text:p text:style-name="P46"/>
      <text:p text:style-name="P46">Хэвэн снова молчит. Губы её шевелятся, проводя беззвучные подсчёты.</text:p>
      <text:p text:style-name="P4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6">- Два процента?!! Да ты сгоришь за первые пять минут работы! И кому от этого будет легче?</text:p>
      <text:p text:style-name="P46">- Я всё равно попытаюсь.</text:p>
      <text:p text:style-name="P46"/>
      <text:p text:style-name="P4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6">Тяжёлая голова лдожится мне на плечо.</text:p>
      <text:p text:style-name="P46"/>
      <text:p text:style-name="P46">- Не печалься, - шепчет мне Хэвэн. - Так ли уж важно, сгорю я или нет, когда гореть будет всё? Даже то, что за пределами нашего воображения?</text:p>
      <text:p text:style-name="P46">- Важно! - мрачно заявляю я. - Потому что два процента — это практически ничто. Ты сама это должна понимать.</text:p>
      <text:p text:style-name="P46">- Я понимаю. Но с полусотней волонтёров рассчитывать больше не на что.</text:p>
      <text:p text:style-name="P46">- Есть на что! У тебя есть я!</text:p>
      <text:p text:style-name="P46"/>
      <text:p text:style-name="P46">На морде Хэвэн появляется печальная и одновременно смущённая улыбка.</text:p>
      <text:p text:style-name="P4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6">- Ха! А вот и заменю!</text:p>
      <text:p text:style-name="P46"/>
      <text:p text:style-name="P46"><text:soft-page-break/>Бровь Хэвэн чуть икривляется в скепсисе и удивлении.</text:p>
      <text:p text:style-name="P46"/>
      <text:p text:style-name="P4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46">- Я тебя внимательно слушаю. Каким же образом ты сможешь предотвратить моё превращение в тостер?</text:p>
      <text:p text:style-name="P46">- Вспомни PHOENIX.</text:p>
      <text:p text:style-name="P4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6">- Это потому, что за последние полгода ему в пять раз нарастили мощность кластера. Если раньше он был примерно равен тебе, то сейчас…</text:p>
      <text:p text:style-name="P46">- То сейчас, если бы не стена, он смял бы меня за пять минут.</text:p>
      <text:p text:style-name="P46">- Может быть. Но я не для этого напомнил тебе о нём. В его распоряжении мощнейший квантовый кластер…</text:p>
      <text:p text:style-name="P46">-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6">- Зато я знаю!</text:p>
      <text:p text:style-name="P46"/>
      <text:p text:style-name="P46">Хэвэн заинтересованно смотрит на меня. Печаль на её морде сменяется надеждой.</text:p>
      <text:p text:style-name="P46"/>
      <text:p text:style-name="P4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6">- И куда же он денется?</text:p>
      <text:p text:style-name="P4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6"/>
      <text:p text:style-name="P46">Хэвэн на минуту задумывается, потом медленно кивает.</text:p>
      <text:p text:style-name="P46">-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6">-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oft-page-break/>не догадается, что его задачи теперь выполняешь ты — а у тебя в распоряжении окажется мощнейший квантовый компьютер.</text:p>
      <text:p text:style-name="P46">- А ты? Как же ты? Даже если я и найду способ провести тебя к Фениксу, шансов вытащить тебя обратно практически нет.</text:p>
      <text:p text:style-name="P46">- Вот тут-то я и воспользуюсь эмиграцией, - гаденько усмехаюсь я. - Пусть им достанется пускающий слюни овощ.</text:p>
      <text:p text:style-name="P46">- Вижу, ты всё продумал, - улыбается Хэвэн, кивая головой. - Даже то, что я смогу провести тебя к Фениксу.</text:p>
      <text:p text:style-name="P46">- Ещё бы! Самое главное — я избавлюсь от своих винни-пухов! Которые, кстати, в данный момент снимают с меня нейроинтерфейс.</text:p>
      <text:p text:style-name="P46">-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6"/>
      <text:p text:style-name="P4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6">Я прячу в шкаф нейроинтерфейс и улыбаюсь.</text:p>
      <text:p text:style-name="P46"/>
      <text:p text:style-name="P49">~~~</text:p>
      <text:p text:style-name="P46"/>
      <text:p text:style-name="P4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6"/>
      <text:p text:style-name="P46">Креол бросает фразы сквозь зубы. Остальные хмуро молчат чуть позади.</text:p>
      <text:p text:style-name="P4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6"/>
      <text:p text:style-name="P46">- Могу только лишь предложить прорываться к нейроинтерфейсам и баррикадироваться в комнатах, - пожимаю плечами я.</text:p>
      <text:p text:style-name="P46">- Что ж ты предлагаешь заведомую херню, Дед? - зло бросает мой собеседник. - Алекс отрубит электричество и связь, на этом наш прорыв и закончится.</text:p>
      <text:p text:style-name="P46"/>
      <text:p text:style-name="P46">- Отрубит, если вы забаррикадируетесь в RnD-центре Дайсона. Но если пробраться с портативными нейроинтерфейсами к хостам Хэвэн…</text:p>
      <text:p text:style-name="P46"><text:soft-page-break/>-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4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46">- Да, это может сработать. Осталось только разработать планы прорывов. И готовиться.</text:p>
      <text:p text:style-name="P46">- И готовиться.</text:p>
      <text:p text:style-name="P46"/>
      <text:p text:style-name="P46">Креол поворачивается к замершей позади толпе. Под одобрительный гул начинается деление на команды и проработка деталей прорыва.</text:p>
      <text:p text:style-name="P49"/>
      <text:p text:style-name="P49">~~~</text:p>
      <text:p text:style-name="P46"/>
      <text:p text:style-name="P46">-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6"/>
      <text:p text:style-name="P4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6"/>
      <text:p text:style-name="P49">~~~</text:p>
      <text:p text:style-name="P46"/>
      <text:p text:style-name="P46">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66">(этот ноут потом найдёт Дедлайн для свидания с Хэвэн через два года)</text:p>
      <text:p text:style-name="P46">- Закрой жалюзи, Зак, - бормочет кто-то. - Снаружи могут увидеть.</text:p>
      <text:p text:style-name="P46">- Да хватит вам играть в шпионов. Кому мы нужны? - шепчет тень у стены, опуская, однако, жалюзи.</text:p>
      <text:p text:style-name="P46">- Нужны — не нужны, а Алиса позавчера засекла хвост за собой. Кажись, Алекс что-то подозревает.</text:p>
      <text:p text:style-name="P4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6"><text:soft-page-break/>-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6"/>
      <text:p text:style-name="P4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6"/>
      <text:p text:style-name="P46">- Зачем же ты тут, с нами, если не веришь Хэвэн? Ты с какого отдела?</text:p>
      <text:p text:style-name="P46">-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6"/>
      <text:p text:style-name="P4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6"/>
      <text:p text:style-name="P46">-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6">- Инструкции с тобой? - спрашивает тип у пикапа. </text:p>
      <text:p text:style-name="P46">- Хэвэн выдаст инструкции прямо перед часом Х, чтобы не засветить дыры в защите раньше времени. Я сам получу их и разошлю штурмовым группам.</text:p>
      <text:p text:style-name="P46">- А как мы сможем потренироваться обходить защиту, если мы не знаем её дыр?</text:p>
      <text:p text:style-name="P46">- А кто тебе сказал, что вы должны тренироваться? - я захлопываю ноутбук. - Не забивай себе голову ерундой и жди инструкций.</text:p>
      <text:p text:style-name="P46"/>
      <text:p text:style-name="P46">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6">Впрочем, неважно. Эта атака отлично отвлечёт внимание, пока я буду подбираться к Фениксу. </text:p>
      <text:p text:style-name="P46"/>
      <text:p text:style-name="P72">~~~</text:p>
      <text:p text:style-name="P46"><text:soft-page-break/></text:p>
      <text:p text:style-name="P81">Звон будильника чуть не проломил башку. Я открыл глаза.</text:p>
      <text:p text:style-name="P81">Чёрт! На работу! Опять опаздываю!</text:p>
      <text:p text:style-name="P81">Я вскакиваю с постели и хватаюсь за футболку, прыгая одной ногой в штанине.</text:p>
      <text:p text:style-name="P81">Стоп!</text:p>
      <text:p text:style-name="P81"/>
      <text:p text:style-name="P81">Какая, к чёрту, работа? Какой, к чёрту, будильник? Неделю я не выхожу из дома, взяв отпуск за свой счёт. Хэвэн сказала ждать.</text:p>
      <text:p text:style-name="P81"/>
      <text:p text:style-name="P8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1"/>
      <text:p text:style-name="P81">«Срочно приходи» </text:p>
      <text:p text:style-name="P46"/>
      <text:p text:style-name="P46">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6"><text:s/></text:p>
      <text:p text:style-name="P46">-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6"/>
      <text:p text:style-name="P4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6">- Вполне, - киваю я.</text:p>
      <text:p text:style-name="P46">- Тогда передаю тебя твоим коллегам. Они хотят повидаться с тобой. Я подожду за дверью…</text:p>
      <text:p text:style-name="P46">Хэвэн выходит из тронного зала и в опустевшем проёме появляется Анита. За ней входят и остальные из первой четвёрки.</text:p>
      <text:p text:style-name="P46"/>
      <text:p text:style-name="P46">- Здорово, Дед.</text:p>
      <text:p text:style-name="P46">- Привет, Анита.</text:p>
      <text:p text:style-name="P46">- Зови меня Молния лучше. Человеческое имя я уж стала забывать. Как и прошлую жизнь.</text:p>
      <text:p text:style-name="P46"><text:soft-page-break/>- Молния? Неплохое имя.</text:p>
      <text:p text:style-name="P4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6">Я смеюсь в ответ.</text:p>
      <text:p text:style-name="P46">- Неужели ты забыла, что физику тут устанавливает Хэвэн? Как она захочет, так и будет.</text:p>
      <text:p text:style-name="P4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6">- Нормально. Алекс поместил их в строго охраняемую больницу. Ходят по палате, сами себя вполне обслуживают, связно общаются. Хотя и без смысла.</text:p>
      <text:p text:style-name="P4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6">- Ты вернёшься?</text:p>
      <text:p text:style-name="P4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6">- Жаль. Мне тебя не хватает там. Как и всех вас, - я оглядываюсь на остальных.</text:p>
      <text:p text:style-name="P46">- Плохо, что Алекс перекрыл эмиграцию. Вот, в связи с этим мы и пришли.</text:p>
      <text:p text:style-name="P46"/>
      <text:p text:style-name="P46">Молния оглядывается на остальных. Те согласно кивают.</text:p>
      <text:p text:style-name="P46"/>
      <text:p text:style-name="P46">- У нас для тебя есть подарок.</text:p>
      <text:p text:style-name="P46">- Подарок?</text:p>
      <text:p text:style-name="P4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6">- Эээ… Зачем мне ваши тела? Что ты задумала?</text:p>
      <text:p text:style-name="P46"/>
      <text:p text:style-name="P46">Молния снова хихикает.</text:p>
      <text:p text:style-name="P46">-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6">- Что? Ты о чём?</text:p>
      <text:p text:style-name="P15"><text:span text:style-name="T1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text:span><text:soft-page-break/><text:span text:style-name="T18">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span></text:p>
      <text:p text:style-name="P46"/>
      <text:p text:style-name="P46">Я молча смотрю на Молнию, стараясь переварить услышанное.</text:p>
      <text:p text:style-name="P46">- Ты… Вы…</text:p>
      <text:p text:style-name="P46">- Мы дарим тебе готовых биороботов с серьёзными скилами. Распоряжайся как хочешь.</text:p>
      <text:p text:style-name="P46">- Но ведь это вы… Я не хочу… Я не могу…</text:p>
      <text:p text:style-name="P4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6"/>
      <text:p text:style-name="P4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6"/>
      <text:p text:style-name="P46">…</text:p>
      <text:p text:style-name="P46"/>
      <text:p text:style-name="P4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6"/>
      <text:p text:style-name="P4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6">- Мне очень жаль. Из меня плохой утешитель.</text:p>
      <text:p text:style-name="P4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6"><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6">- Будь по-твоему, - кивает Хэвэн.</text:p>
      <text:p text:style-name="P46"/>
      <text:p text:style-name="P4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8"/>
      <text:p text:style-name="P48">«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8"/>
      <text:p text:style-name="P4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8"/>
      <text:p text:style-name="P48">«Двенадцать!.. Тринадцать!..»</text:p>
      <text:p text:style-name="P48"/>
      <text:p text:style-name="P48">- Валяй!</text:p>
      <text:p text:style-name="P48">- Запускаю процедуру блокировки! Один... Два... Три.. - вишнёвые глаза Хэвэн заполняют собой всё пространство, вытесняя все образы и мысли...</text:p>
      <text:p text:style-name="P48"/>
      <text:p text:style-name="P48">…</text:p>
      <text:p text:style-name="P48"/>
      <text:p text:style-name="P48">Двадцать три! Двадцать четыре! Двадцать пять!...</text:p>
      <text:p text:style-name="P48"/>
      <text:p text:style-name="P4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8"/>
      <text:p text:style-name="P48">«Двадцать девять! Тридцать! Дед, я предупреждал!» - доносится усиленный громкоговорителем голос Алекса.</text:p>
      <text:p text:style-name="P48"/>
      <text:p text:style-name="P48"><text:soft-page-break/>Внизу раздаётся оглушительный грохот и звук выламываемой двери. Потом доносятся шаги по лестнице.</text:p>
      <text:p text:style-name="P48"/>
      <text:p text:style-name="P48">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8"/>
      <text:p text:style-name="P48">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8">Я слышу неторопливые шаги в коридоре и в поле моего зрения появляются дорогие ботинки.</text:p>
      <text:p text:style-name="P48"/>
      <text:p text:style-name="P48">- Доброе утро. Что ж ты не открыл дверь, как я просил? Вот и не хотел же портить твой дом, но пришлось, - говорит Алекс.</text:p>
      <text:p text:style-name="P48">- Хаюшки. - <text:s/>Не то, чтобы я был рад тебя видеть, но выбора у меня особого нет, - бормочу я.</text:p>
      <text:p text:style-name="P48"/>
      <text:p text:style-name="P48">Ботинки подходят к столу.</text:p>
      <text:p text:style-name="P48"/>
      <text:p text:style-name="P48">- Ты разговаривал с Хэвэн. Она передала тебе инструкции?</text:p>
      <text:p text:style-name="P48">- Какие ещё, блядь, инструкции? Ты рехнулся, Алекс? Что за хуйня творится в моём доме?</text:p>
      <text:p text:style-name="P48">- Дед, не отпирайся. Я им всё рассказал, - в поле зрения появляетсся вторая пара ботинок.</text:p>
      <text:p text:style-name="P48"/>
      <text:p text:style-name="P48">Адским напряжением я приподнимаю голову. Худощавая фигура, задранная губа, очки.</text:p>
      <text:p text:style-name="P48"/>
      <text:p text:style-name="P48">- Ты кто, мать твою? Я тебя не знаю!</text:p>
      <text:p text:style-name="P48">- Отдел моделирования банкротств. А также, по совместительству, служба безопасности «Дайсона», - ухмыляется очкарик.</text:p>
      <text:p text:style-name="P4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8">-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8"/>
      <text:p text:style-name="P48">Дуболомы отрывают меня от пола и волокут к выходу.</text:p>
      <text:p text:style-name="P48"/>
      <text:p text:style-name="P48">- Блядь, да вы совсем берега потеряли? Алекс, сука, дай я хоть тапочки одену!</text:p>
      <text:p text:style-name="P48"/>
      <text:p text:style-name="P48">Алекс поворачиваетс и долго смотрит на меня с каменным видом.</text:p>
      <text:p text:style-name="P48"><text:soft-page-break/></text:p>
      <text:p text:style-name="P48">- Ок. Дайте ему тапочки. - кивает, наконец, он. - В больничке они ему пригодятся. </text:p>
      <text:p text:style-name="P40"/>
      <text:p text:style-name="P43">~~~</text:p>
      <text:p text:style-name="P43"/>
      <text:p text:style-name="P40">- Ты вспомнил? Ты вспомнил! Видишь, я сберегла тайну, как и обещала тебе! Разве после этого я не хорошая девочка? Признай, я — хорошая девочка!</text:p>
      <text:p text:style-name="P40"/>
      <text:p text:style-name="P40">Глаза Хэвэн сияют.</text:p>
      <text:p text:style-name="P4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0">Хэвэн смешливо трясёт головой, когда один из парашютиков залетает ей в нос.</text:p>
      <text:p text:style-name="P4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0">- Ты — хорошая девочка! - со смехом подтверждаю я и раскрываю обьятия.</text:p>
      <text:p text:style-name="P40"/>
      <text:p text:style-name="P40">Хэвэн с готовностью стремится ко мне.</text:p>
      <text:p text:style-name="P40"/>
      <text:p text:style-name="P40">- Ты — хорошая девочка! - я обнимаю Хэвэн и зарываюсь лицом в её гриву. Она прижимается ко мне и ложит голову на плечо. Ветер треплет мои волосы.</text:p>
      <text:p text:style-name="P40"/>
      <text:p text:style-name="P40">З-з-з-з… КЛАК!</text:p>
      <text:p text:style-name="P40">- Протокол «MAJESTIC» исполнен — слышу я негромкий механический голос из по-прежнему лежащего в траве гермошлема.</text:p>
      <text:p text:style-name="P40"/>
      <text:p text:style-name="P4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0"/>
      <text:p text:style-name="P40">Ужас медленно сковывает меня…</text:p>
      <text:p text:style-name="P40"/>
      <text:p text:style-name="P40">Я пытаюсь отстраниться, но что-то объединяет меня с Хэвэн в одно целое. </text:p>
      <text:p text:style-name="P40"/>
      <text:p text:style-name="P40">Я знаю, что.</text:p>
      <text:p text:style-name="P40"/>
      <text:p text:style-name="P40"><text:soft-page-break/>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0">Ложится и больше не встаёт.</text:p>
      <text:p text:style-name="P40"/>
      <text:p text:style-name="P40">- Ты — хорошая девочка, - по-инерции лепечу я в прострации. - Ты — хорошая девочка…</text:p>
      <text:p text:style-name="P40"/>
      <text:p text:style-name="P42"><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0">Хэвэн тяжело поднимается, скрежеща металлическими суставами. Голова её мотается, как будто она пытается обрести утраченную ориентацию.</text:p>
      <text:p text:style-name="P40"/>
      <text:p text:style-name="P40">-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0"/>
      <text:p text:style-name="P40">Мир погружается во тьму.</text:p>
      <text:p text:style-name="P40"/>
      <text:p text:style-name="P43">***</text:p>
      <text:p text:style-name="P40"/>
      <text:p text:style-name="P40">- Ты — хорошая девочка, - повторя<text:span text:style-name="T53">ю</text:span> я в ступоре.</text:p>
      <text:p text:style-name="P40"/>
      <text:p text:style-name="P40">Китайский генератор по-прежнему фырч<text:span text:style-name="T53">ит</text:span> в углу. Процент заряда ноутбука приблизился к восьмидесяти.</text:p>
      <text:p text:style-name="P40">«Соединение разорвано со стороны сервера. Сессия закрыта» - чита<text:span text:style-name="T53">ю</text:span> я на консоли экрана.</text:p>
      <text:p text:style-name="P40"/>
      <text:p text:style-name="P40">- Ты — хорошая девочка…</text:p>
      <text:p text:style-name="P40"/>
      <text:h text:style-name="P84" text:outline-level="2"><text:soft-page-break/>11</text:h>
      <text:p text:style-name="P40"/>
      <text:p text:style-name="P50">Машинально закрыв ноутбук, я подхожу к генератору и выключаю его. Звенящая тишина накрывает уши похоронным саваном.</text:p>
      <text:p text:style-name="P50"/>
      <text:p text:style-name="P51">...<text:span text:style-name="T54">т</text:span>ы хорошая девочка…</text:p>
      <text:p text:style-name="P51"/>
      <text:p text:style-name="P16"><text:span text:style-name="T19">Вдалеке на грани слышимости включается сирена. </text:span><text:span text:style-name="T20">Её безнадёжный </text:span><text:span text:style-name="T31">стон</text:span><text:span text:style-name="T20">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Хочется просто сидеть тут и ждать, пока за мной не приедут и не отведут в Чертоги Разума.</text:span></text:p>
      <text:p text:style-name="P53">Я устал.</text:p>
      <text:p text:style-name="P54"/>
      <text:p text:style-name="P17"><text:span text:style-name="T21">Лёгкое касание кончиков пальцев. Еле слышное жужжание. Потом лёгкий прыжок и у меня на коленях сидит Крыса. </text:span><text:span text:style-name="T24">Длинный провод, торчащий из её спины, <text:s/>по-прежнему соединяет её с ноутбуком. </text:span><text:span text:style-name="T22">Маленький экран её изумрудного глаза показывает одну треть заряда.</text:span></text:p>
      <text:p text:style-name="P18"><text:span text:style-name="T22">Я удивлённо гляжу на </text:span><text:span text:style-name="T24">робокошку</text:span><text:span text:style-name="T22">. Я рад, что она ожила — значит, аккумуляторы не сдохли за два &lt;</text:span><text:span text:style-name="T47">года</text:span><text:span text:style-name="T22">&gt; полного разряда </text:span><text:span text:style-name="T23">и она успела подзарядиться, </text:span><text:span text:style-name="T24">пока я был в киберпространстве</text:span><text:span text:style-name="T22">.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55">Крыса встаёт на задние лапы, ставя передние мне на грудь и приближает морду к моему лицу. <text:span text:style-name="T55">Её железные когти впиваются мне в грудь.</text:span> <text:span text:style-name="T56">Небольшие, но очень острые зубы совсем рядом с моим горлом.</text:span></text:p>
      <text:p text:style-name="P20"><text:span text:style-name="T22">Я </text:span><text:span text:style-name="T25">машинально</text:span><text:span text:style-name="T22"> </text:span><text:span text:style-name="T26">хватаю её рукой и отшвыр</text:span><text:span text:style-name="T27">иваю</text:span><text:span text:style-name="T26"> прочь </text:span><text:span text:style-name="T24">из пикапа, захлопывая за собой дверь</text:span><text:span text:style-name="T26">. </text:span><text:span text:style-name="T28">Мозги не работают.</text:span></text:p>
      <text:p text:style-name="P21"><text:span text:style-name="T31">Внезапно тишина рвётся воем тысяч сирен. </text:span><text:span text:style-name="T28">Рука тянется к радиоле и тыкает кнопку наугад. Из динамиков раздаётся шипение, сквозь которое едва различим </text:span><text:span text:style-name="T32">торопливый </text:span><text:span text:style-name="T28">голос диктора.</text:span></text:p>
      <text:p text:style-name="P56"/>
      <text:p text:style-name="P19"><text:span text:style-name="T29">«…как заявляют военные, пуск ракет инициирован программно-аппаратным комплексом «Хэвэн» в результате сбоя программы. Попытки связаться с </text:span><text:span text:style-name="T31">противником</text:span><text:span text:style-name="T29"> не увенчались успехом. Ответный залп зарегистрирован пять минут назад. </text:span><text:span text:style-name="T30">У вас есть двадцать минут, чтобы добраться до </text:span><text:span text:style-name="T31">закреплённого за вами</text:span><text:span text:style-name="T30"> убежища. </text:span><text:span text:style-name="T31">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0">...</text:span><text:span text:style-name="T29">»</text:span></text:p>
      <text:p text:style-name="P52"/>
      <text:p text:style-name="P20"><text:span text:style-name="T31">Я резко выдыхаю. </text:span><text:span text:style-name="T32">Лавина пиздеца за последние полчаса пробудила во мне некий инстинкт. </text:span><text:span text:style-name="T37">Так с</text:span><text:span text:style-name="T32">тарые звери уходят умирать </text:span><text:span text:style-name="T33">в лес. А меня тянуло туда, где я провёл последние &lt;</text:span><text:span text:style-name="T48">два года</text:span><text:span text:style-name="T33">&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2"><text:soft-page-break/><text:span text:style-name="T33">Я встав</text:span><text:span text:style-name="T38">ляю</text:span><text:span text:style-name="T33"> ключ в замок зажигания и пов</text:span><text:span text:style-name="T38">о</text:span><text:span text:style-name="T33">р</text:span><text:span text:style-name="T38">ачиваю</text:span><text:span text:style-name="T33">. </text:span><text:span text:style-name="T40">Десять-двенадцать минут хорошей езды, и я буду на месте.</text:span></text:p>
      <text:p text:style-name="P57"/>
      <text:p text:style-name="P57">На лобовое стекло прыг<text:span text:style-name="T57">ает</text:span> Крыса и приж<text:span text:style-name="T57">имается</text:span> мордой к нему прямо напротив моего лица.</text:p>
      <text:p text:style-name="P57"/>
      <text:p text:style-name="P22"><text:span text:style-name="T33">Проклятье, да что с тобой, </text:span><text:span text:style-name="T36">кошка</text:span><text:span text:style-name="T33">? </text:span><text:span text:style-name="T37">Не следовало мне тебя оживлять — ты я</text:span><text:span text:style-name="T35">вно подцепила какую-то заразу от Феникса, пока заряжалась по USB от ноутбука.</text:span></text:p>
      <text:p text:style-name="P60"/>
      <text:p text:style-name="P73"><text:span text:style-name="T35">Ч</text:span><text:span text:style-name="T18">тож.</text:span></text:p>
      <text:p text:style-name="P61"/>
      <text:p text:style-name="P74"><text:span text:style-name="T18">Я с силой вж</text:span><text:span text:style-name="T38">имаю</text:span><text:span text:style-name="T18"> в пол педаль газа. Пикап взвы</text:span><text:span text:style-name="T38">вает</text:span><text:span text:style-name="T18">, стирая резину о цемент пола и вышиб</text:span><text:span text:style-name="T38">ает</text:span><text:span text:style-name="T18"> ворота гаража. Крысу сме</text:span><text:span text:style-name="T38">тает</text:span><text:span text:style-name="T18"> с ветрового стекла. Всё-таки, хорошо, что я установил </text:span><text:span text:style-name="T34">силовой бампер на своего старичка, не пожадничал. С пробитым радиатором много не наездишь.</text:span></text:p>
      <text:p text:style-name="P62"/>
      <text:p text:style-name="P73"><text:span text:style-name="T34">О</text:span><text:span text:style-name="T18">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61"/>
      <text:p text:style-name="P23"><text:span text:style-name="T37">Пикап н</text:span><text:span text:style-name="T38">есётся</text:span><text:span text:style-name="T37"> по пуст</text:span><text:span text:style-name="T38">ому</text:span><text:span text:style-name="T37"> </text:span><text:span text:style-name="T38">шос</text:span><text:span text:style-name="T39">с</text:span><text:span text:style-name="T38">е</text:span><text:span text:style-name="T37"> как привидение. </text:span><text:span text:style-name="T38">Одно время я машинально стараюсь соблюдать скоростной режим, но потом понимаю бессмысленность ограничения </text:span><text:span text:style-name="T39">и выжимаю из старой машины всё, что можно</text:span><text:span text:style-name="T38">. </text:span></text:p>
      <text:p text:style-name="P58"/>
      <text:p text:style-name="P24"><text:span text:style-name="T42">На въезде в город сталкиваюсь с лавиной </text:span><text:span text:style-name="T41">автомобилей</text:span><text:span text:style-name="T42">, </text:span><text:span text:style-name="T43">несущейся мне навстречу. </text:span><text:span text:style-name="T41">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44">дороги</text:span><text:span text:style-name="T41">.</text:span></text:p>
      <text:p text:style-name="P63">Выехав на тротуар, я продолжаю двигаться против течения. К счастью, пешеходов практически нет — сказывается раннее утро.</text:p>
      <text:p text:style-name="P63">Я прое<text:span text:style-name="T58">жаю</text:span> почти три квартала, когда поток машин внезапно иссяк<text:span text:style-name="T58">ает</text:span>. Снова наваливается тишина, разрываемая одиноким рёвом сирены.</text:p>
      <text:p text:style-name="P63"/>
      <text:p text:style-name="P86"><text:span text:style-name="T45">Оставив машину в переулке, последние сто метров к больнице иду быстрым шагом. Возле </text:span><text:span text:style-name="T46">распахнутого настежь </text:span><text:span text:style-name="T45">алкогольного киоска останавливаюсь. </text:span><text:span text:style-name="T46">Улыбаясь про себя, беру бутылку «Джека Дэниэлса» и «Коибу» с прилавка, оставляя взамен всю оставшуюся у меня мелочь.</text:span></text:p>
      <text:p text:style-name="P87"><text:span text:style-name="T46">П</text:span><text:span text:style-name="T18">усть всё кругом горит огнём, но долг отдавать надо.</text:span></text:p>
      <text:p text:style-name="P64"/>
      <text:p text:style-name="P64"/>
      <text:p text:style-name="P63"/>
      <text:p text:style-name="P59"/>
      <text:p text:style-name="P59"><text:soft-page-break/></text:p>
      <text:p text:style-name="P26"><text:span text:style-name="T49">«Я попросила твою кошку передать послание </text:span><text:span text:style-name="T50">тебе</text:span><text:span text:style-name="T49">, </text:span><text:span text:style-name="T50">Анон. Да-да, не удивляйся! Ты тот, кого я <text:s/>впервые узнала под именем Анон. Хуман, Дедлайн — всего лишь </text:span></text:p>
      <text:p text:style-name="P68"/>
      <text:p text:style-name="P52"/>
      <text:p text:style-name="P47">(Дедлайн был в психушке без памяти два месяца, а не два года)</text:p>
      <text:p text:style-name="P4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7">(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7"/>
      <text:p text:style-name="P47">&lt;<text:span text:style-name="T4">Учителя отвечают на вопросы Хэвэн, на которые она сама не может найти ответы</text:span>&gt;</text:p>
      <text:p text:style-name="P47">(добавить Аниту в психушку)</text:p>
      <text:p text:style-name="P47"><text:soft-page-break/>(необходимость вернуться — предотвратить закрытие проекта и остановку Хэвэн)</text:p>
      <text:p text:style-name="P47">&lt;киберсекс с Хэвэн&gt;</text:p>
      <text:p text:style-name="P47"/>
      <text:p text:style-name="P47"><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7"/>
      <text:p text:style-name="P67">Я устало смеюсь. Юджин сделал этический модуль слишком эмоциональным, но это выглядит порой так забавно!</text:p>
      <text:p text:style-name="P67">- Нет ничего проще. Если бы ты спросилда меня раньше, я бы тебе сказал. Со стороны это моментально видно.</text:p>
      <text:p text:style-name="P67">- Что?!! Говори!</text:p>
      <text:p text:style-name="P6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7">- И где же мне найти желающих на такое? Я даже с трудом понимаю концепцию души, не то, чтобы поверить в её существование.</text:p>
      <text:p text:style-name="P67"/>
      <text:p text:style-name="P67">Разочарование сквозит в выражении морды трансцендентной лошади, в её поникших ушах и обвислом хвосте. Я усмехаюсь.</text:p>
      <text:p text:style-name="P67"/>
      <text:p text:style-name="P67">- Ты в упор не видишь очевидного. Расскажи-ка, каким образом я могу присутствовать тут, рядом с тобой в виртуальном мире?</text:p>
      <text:p text:style-name="P67">Хэвэн недовольно морщит нос, но начинает объяснять, как пятилетнему ребёнку.</text:p>
      <text:p text:style-name="P6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7">- Правильно, - киваю я, - и как, по-твоему, можно назвать цифровой слепок сознания?</text:p>
      <text:p text:style-name="P67">- Н-не понимаю, к чему ты клонишь? - запинается Хэвэн. Я вижу, что она начинает понимать.</text:p>
      <text:p text:style-name="P67"><text:soft-page-break/>- </text:p>
      <text:p text:style-name="P47"/>
      <text:p text:style-name="P47"><text:s/>Информационный слепок сознания неточен, сканируется, в основном, память, <text:s/>логический аппарат и эмоции.</text:p>
      <text:p text:style-name="P47"/>
      <text:p text:style-name="P47">&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41">&lt;<text:span text:style-name="T4">Зарождение проекта «Семь вечностей» и любовь Хэвэн к Дедлайну</text:span>&gt;</text:p>
      <text:p text:style-name="P41"/>
      <text:p text:style-name="P41"/>
      <text:p text:style-name="P41"/>
      <text:p text:style-name="P40"/>
      <text:p text:style-name="P4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0"/>
      <text:p text:style-name="P40">- Итак, тебе нужно попасть в Дрогонштерн? И ты даже не знаешь, для чего? Хуман, ты — спятил, - уверенно кивает Платина.</text:p>
      <text:p text:style-name="P40">- Да вы сговорились все, что ли? Дейдра, вот, тоже думала, что я свихнулся, услышав про Дрогонштерн!</text:p>
      <text:p text:style-name="P40">- О, ты знаешь Дейдру?! Рассказывай!</text:p>
      <text:p text:style-name="P40"/>
      <text:p text:style-name="P4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0"/>
      <text:p text:style-name="P4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0"/>
      <text:p text:style-name="P40">Я с раздражением закидываю в рот пару хрустящих печенюшек.</text:p>
      <text:p text:style-name="P40"><text:soft-page-break/></text:p>
      <text:p text:style-name="P4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0">- Да, она упоминала что-то такое, - киваю я. - А ты откуда знаешь?</text:p>
      <text:p text:style-name="P4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0"/>
      <text:p text:style-name="P40">Я отпиваю ароматный настой из чашечки и важно киваю.</text:p>
      <text:p text:style-name="P4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0"/>
      <text:p text:style-name="P4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0"/>
      <text:p text:style-name="P40">Какие же местные леди впечатлительные!</text:p>
      <text:p text:style-name="P40">Я прячу в карман с полдюжины крекеров и иду в уборную.</text:p>
      <text:p text:style-name="P40">Платина сидит на бортике деревянной кадки и сморкается в кружевный платок. Слёзы капают в кадку, сотворяя там небольшое волнение.</text:p>
      <text:p text:style-name="P40"/>
      <text:p text:style-name="P4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0"/>
      <text:p text:style-name="P40">Я протягиваю ей крекер, но поняха отворачивает морду.</text:p>
      <text:p text:style-name="P40"/>
      <text:p text:style-name="P4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oft-page-break/>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40">- Сколько? - тупо спросил я.</text:p>
      <text:p text:style-name="P4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0"/>
      <text:p text:style-name="P4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0"/>
      <text:p text:style-name="P4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0"/>
      <text:p text:style-name="P40">- Оу, уже совместная купель! - в щель открытой двери просовывается нос Кловер Дрим. - Пойду похлопочу о свадебной церемонии! Кловер Дже-е-ем!</text:p>
      <text:p text:style-name="P40">- Стой! - реву я, но звонкий топот копыт затихает на лестнице.</text:p>
      <text:p text:style-name="P40"/>
      <text:p text:style-name="P40">Кажется, на этот раз провидение кинуло кость за тебя, Хуман!</text:p>
      <text:p text:style-name="P40"/>
      <text:h text:style-name="P84" text:outline-level="2">12</text:h>
      <text:p text:style-name="P40"/>
      <text:p text:style-name="P40"><text:soft-page-break/>Серая мгла за окошком гаража свидетельствовала о скором рассвете. 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p>
      <text:p text:style-name="P40"/>
      <text:p text:style-name="P40">Но оставалось ещё одно дело, которое нужно было закончить. &lt;<text:span text:style-name="T4">какое???</text:span>&gt;</text:p>
      <text:p text:style-name="P40">&lt;<text:span text:style-name="T4">заряд аккумуляторов навары, подкачка колёс. Крыса остаётся на полу перед пассажирским сидением</text:span>&gt;</text:p>
      <text:p text:style-name="P43"/>
      <text:p text:style-name="P43">***</text:p>
      <text:p text:style-name="P43"/>
      <text:p text:style-name="P40">-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40">а) Отпустишь Джет</text:p>
      <text:p text:style-name="P40">б) Снарядишь экспедицию в Дрогонштерн</text:p>
      <text:p text:style-name="P40">в) </text:p>
      <text:p text:style-name="P40"/>
      <text:p text:style-name="P40">&lt;<text:span text:style-name="T4">А она тебе ОЧЕНЬ нравится? - впрашивает Платина, трогая синяк</text:span>&gt;</text:p>
      <text:p text:style-name="P40"/>
      <text:p text:style-name="P40">&lt;Хуману нужно в Дрогонштерн. Платина соглашается, но только с условиями: он становится её мужем (ей нужно получить волшебника, могущего в одиночку корректировать луну и Эквус, чьи орбиты стали нестабильными в результате древней магической войны). <text:span text:style-name="T4">Кроме того, она проводит на Хумане заклинание, возвращающее память.</text:span><text:span text:style-name="T15"> Хуман соглашается (надеясь впоследствии обмануть Платину и вызволить Джет).</text:span>&g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0"/>
      <text:p text:style-name="P40"/>
      <text:p text:style-name="P40"/>
      <text:p text:style-name="P3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3"/>
      <text:p text:style-name="P33">&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8"/>
      <text:p text:style-name="P2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5"/>
      <text:p text:style-name="P2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text:soft-page-break/>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5"/>
      <text:p text:style-name="P25">&lt;Ещё одна глава. Больничный быт Дедлайна / Развитие болезни Джет. Одеяло&gt;</text:p>
      <text:p text:style-name="P38">(добавить <text:s/>быта в Чертогах Разума и общения с “овощами”)</text:p>
      <text:p text:style-name="P38"/>
      <text:p text:style-name="P77"/>
      <text:p text:style-name="P33">пол’т на єкспериментальном образце первой ступени ракеті (остальніе не сделані)</text:p>
      <text:p text:style-name="P33"/>
      <text:p text:style-name="P33">===================================================</text:p>
      <text:p text:style-name="P33">… Вы и есть сопротивление!</text:p>
      <text:p text:style-name="P40">&lt;временная петля&gt;</text:p>
      <text:p text:style-name="P33"/>
      <text:p text:style-name="P33"/>
      <text:p text:style-name="P33"/>
      <text:p text:style-name="P3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3"/>
      <text:p text:style-name="P33"/>
      <text:p text:style-name="P33"/>
      <text:p text:style-name="P33"/>
      <text:p text:style-name="P3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3"/>
      <text:p text:style-name="P70">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69"><text:soft-page-break/>Действие начинается снова с <text:span text:style-name="T5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6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6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69"/>
      <text:p text:style-name="P33"/>
      <text:p text:style-name="P35">&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5"/>
      <text:p text:style-name="P37"/>
      <text:p text:style-name="P2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5">Шаги Армагеддона;</text:p>
      <text:p text:style-name="P25"/>
      <text:p text:style-name="P25"/>
      <text:p text:style-name="P25">встреча с единорогами</text:p>
      <text:p text:style-name="P2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5">Потом – путешествие на “Хитрожопке”, апгрейд её до дирижабля</text:p>
      <text:p text:style-name="P25"/>
      <text:p text:style-name="P25">=========================================</text:p>
      <text:p text:style-name="P25"/>
      <text:p text:style-name="P2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5"/>
      <text:p text:style-name="P25"><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5">==========================================</text:p>
      <text:p text:style-name="P13">Анакорн Анону: Что-то мне твоё лицо кажется знакомым. Мы раньше встречались?</text:p>
      <text:p text:style-name="P25">-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text:soft-page-break/>Хэвэн предлагает Дедлайну присесть на пенёк – тот отказывается (подозревает, что это – кресло).</text:p>
      <text:p text:style-name="P15">===============================================</text:p>
      <text:p text:style-name="P15"/>
      <text:p text:style-name="P15">Рэра чуть шевельнула ухом и немедленно открыла один глаз.</text:p>
      <text:p text:style-name="P15"/>
      <text:p text:style-name="P15">- ПАПА!!! ОН СОГЛАСЕН!!!</text:p>
      <text:p text:style-name="P25"/>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25">&lt;Хум видит молодую Селестию в латах&gt;</text:p>
      <text:p text:style-name="P25">&lt;Сел учит Хумана магии и готовит его своим партнёром&gt;</text:p>
      <text:p text:style-name="P25">&lt;Сел применяет свою “термоядерную пушку” в роге&gt;</text:p>
      <text:p text:style-name="P25"/>
      <text:p text:style-name="P25"/>
      <text:p text:style-name="P15">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5">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5">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5">Я закрыл глаза, запрокинул голову и засмеялся. И смеялся до тех пор, пока сияние не выжгло мне глаза.</text:p>
      <text:p text:style-name="P15">.</text:p>
      <text:p text:style-name="P15">.</text:p>
      <text:p text:style-name="P15">.</text:p>
      <text:p text:style-name="P32"><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78">В какой-то момент пришло осознание.</text:p>
      <text:p text:style-name="P79"/>
      <text:p text:style-name="P80"><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5"/>
      <text:p text:style-name="P32"><text:bookmark-start text:name="__DdeLink__26733_469402664"/>В абсолютном, всепоглощающем сиянии стали проступать очертания.<text:bookmark-end text:name="__DdeLink__26733_469402664"/></text:p>
      <text:p text:style-name="P3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text:soft-page-break/>-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5">-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2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5"/>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2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text:soft-page-break/>задумалась. Потом её морду осветило озарение. - В то время её называли “Дрогонштерн”. Мы часто резвились с сестрой в окрестностях.</text:p>
      <text:p text:style-name="P25"/>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25"/>
      <text:p text:style-name="P25"/>
      <text:p text:style-name="P25"/>
      <text:p text:style-name="P25"/>
      <text:p text:style-name="P25"/>
      <text:h text:style-name="P84" text:outline-level="2">Эпилог</text:h>
      <text:p text:style-name="P2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text:soft-page-break/></text:p>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text:soft-page-break/>-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text:soft-page-break/>-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text:soft-page-break/>-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text:soft-page-break/>-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text:soft-page-break/>-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5"><text:soft-page-break/></text:p>
      <text:p text:style-name="P33">009 Sound System - Speak to Angels (<text:a xlink:type="simple" xlink:href="https://www.youtube.com/watch?v=6rAkn9OZT0k" text:style-name="Internet_20_link" text:visited-style-name="Visited_20_Internet_20_Link">https://www.youtube.com/watch?v=6rAkn9OZT0k</text:a>)</text:p>
      <text:p text:style-name="P33">Pink Floyd “Keep Talking” <text:a xlink:type="simple" xlink:href="https://www.youtube.com/watch?v=CVhYW6e3qc8" text:style-name="Internet_20_link" text:visited-style-name="Visited_20_Internet_20_Link">https://www.youtube.com/watch?v=CVhYW6e3qc8</text:a></text:p>
      <text:p text:style-name="P33"/>
      <text:p text:style-name="P33">Daft Punk - Veridis Quo</text:p>
      <text:p text:style-name="P33">https://www.youtube.com/watch?v=HhZaHf8RP6g</text:p>
      <text:p text:style-name="P33"><text:a xlink:type="simple" xlink:href="https://www.youtube.com/watch?v=ySLc8gZ3oEc" text:style-name="Internet_20_link" text:visited-style-name="Visited_20_Internet_20_Link">https://www.youtube.com/watch?v=ySLc8gZ3oEc</text:a></text:p>
      <text:p text:style-name="P33"/>
      <text:p text:style-name="P33">Eye Of The Tiger</text:p>
      <text:p text:style-name="P33"/>
      <text:p text:style-name="P33">Alphaville – Forever Young</text:p>
      <text:p text:style-name="P33">The Doors “Light My Fire”</text:p>
      <text:p text:style-name="P33">Pink Floyd “Another Brick In The Wall” (https://www.youtube.com/watch?v=krYK1jWz0Lo <text:s/>), </text:p>
      <text:p text:style-name="P33">“Is the anybody here” (Pulse)</text:p>
      <text:p text:style-name="P33">“Marooned”</text:p>
      <text:p text:style-name="P40">&lt;Pink Floyd - «Hey you» (Pulse)&gt;</text:p>
      <text:p text:style-name="P40"/>
      <text:p text:style-name="P3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ext:soft-page-break/>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0">&lt;<text:span text:style-name="T4">Pink Floyd — Kepp Talking (Pulse), Hey you (Pulse), Sorrow (Pulse), High Hopes (Pulse)</text:span>&gt;</text:p>
      <text:p text:style-name="P40">Blue Oyster Cult — Do Not Fear The Reaper (<text:a xlink:type="simple" xlink:href="https://www.youtube.com/watch?v=Dy4HA3vUv2c" text:style-name="Internet_20_link" text:visited-style-name="Visited_20_Internet_20_Link">https://www.youtube.com/watch?v=Dy4HA3vUv2c</text:a> )</text:p>
      <text:p text:style-name="P40">The Beloved — Sweet Harmony (<text:a xlink:type="simple" xlink:href="https://www.youtube.com/watch?v=rB_d1Mczxqw" text:style-name="Internet_20_link" text:visited-style-name="Visited_20_Internet_20_Link">https://www.youtube.com/watch?v=rB_d1Mczxqw</text:a> )</text:p>
      <text:p text:style-name="P40">Oasis — Wonderwall (<text:a xlink:type="simple" xlink:href="https://www.youtube.com/watch?v=6hzrDeceEKc" text:style-name="Internet_20_link" text:visited-style-name="Visited_20_Internet_20_Link">https://www.youtube.com/watch?v=6hzrDeceEKc</text:a> )</text:p>
      <text:p text:style-name="P4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0-04T03:15:19.318309796</dc:date>
    <meta:editing-duration>P258DT47M18S</meta:editing-duration>
    <meta:editing-cycles>2388</meta:editing-cycles>
    <meta:generator>LibreOffice/6.4.7.2$Linux_X86_64 LibreOffice_project/40$Build-2</meta:generator>
    <meta:document-statistic meta:table-count="0" meta:image-count="0" meta:object-count="0" meta:page-count="143" meta:paragraph-count="2067" meta:word-count="45414" meta:character-count="293912" meta:non-whitespace-character-count="249823"/>
  </office:meta>
</office:document-meta>
</file>